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 Condensed" svg:font-family="'DejaVu Sans Condensed'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20.225cm" fo:margin-left="-0.318cm" fo:margin-right="-0.318cm" fo:break-before="auto" fo:break-after="auto" table:align="margins" style:writing-mode="lr-tb"/>
    </style:style>
    <style:style style:name="Table1.A" style:family="table-column">
      <style:table-column-properties style:column-width="2.695cm" style:rel-column-width="8733*"/>
    </style:style>
    <style:style style:name="Table1.B" style:family="table-column">
      <style:table-column-properties style:column-width="11.294cm" style:rel-column-width="36596*"/>
    </style:style>
    <style:style style:name="Table1.C" style:family="table-column">
      <style:table-column-properties style:column-width="6.235cm" style:rel-column-width="20206*"/>
    </style:style>
    <style:style style:name="Table1.1" style:family="table-row">
      <style:table-row-properties style:min-row-height="0.37cm"/>
    </style:style>
    <style:style style:name="Table1.A1" style:family="table-cell">
      <style:table-cell-properties style:vertical-align="middle" fo:padding="0.049cm" fo:border="none" style:writing-mode="lr-tb"/>
    </style:style>
    <style:style style:name="Table1.C1" style:family="table-cell">
      <style:table-cell-properties style:vertical-align="middle" fo:padding="0.097cm" fo:border-left="0.5pt solid #000000" fo:border-right="none" fo:border-top="none" fo:border-bottom="none" style:writing-mode="lr-tb"/>
    </style:style>
    <style:style style:name="Table1.A2" style:family="table-cell">
      <style:table-cell-properties style:vertical-align="top" fo:padding="0.049cm" fo:border="none" style:writing-mode="lr-tb"/>
    </style:style>
    <style:style style:name="Table1.3" style:family="table-row">
      <style:table-row-properties style:min-row-height="0.55cm"/>
    </style:style>
    <style:style style:name="Table1.A4" style:family="table-cell">
      <style:table-cell-properties style:vertical-align="top" fo:padding="0.097cm" fo:border-left="none" fo:border-right="0.5pt solid #000000" fo:border-top="none" fo:border-bottom="none" style:writing-mode="lr-tb"/>
    </style:style>
    <style:style style:name="Table1.A13" style:family="table-cell">
      <style:table-cell-properties fo:padding="0.097cm" fo:border-left="none" fo:border-right="0.5pt solid #000000" fo:border-top="none" fo:border-bottom="none" style:writing-mode="lr-tb"/>
    </style:style>
    <style:style style:name="Table1.A14" style:family="table-cell">
      <style:table-cell-properties fo:padding="0.049cm" fo:border="none" style:writing-mode="lr-tb"/>
    </style:style>
    <style:style style:name="Table1.15" style:family="table-row">
      <style:table-row-properties style:min-row-height="3.969cm"/>
    </style:style>
    <style:style style:name="Table1.A15" style:family="table-cell">
      <style:table-cell-properties fo:padding="0.097cm" fo:border-left="none" fo:border-right="0.5pt solid #000000" fo:border-top="none" fo:border-bottom="none" style:writing-mode="lr-tb"/>
    </style:style>
    <style:style style:name="Table1.A16" style:family="table-cell">
      <style:table-cell-properties fo:padding="0.049cm" fo:border="none" style:writing-mode="lr-tb"/>
    </style:style>
    <style:style style:name="Table1.A17" style:family="table-cell">
      <style:table-cell-properties fo:padding="0.097cm" fo:border-left="none" fo:border-right="0.5pt solid #000000" fo:border-top="none" fo:border-bottom="none" style:writing-mode="lr-tb"/>
    </style:style>
    <style:style style:name="Table1.A18" style:family="table-cell">
      <style:table-cell-properties fo:padding="0.049cm" fo:border="none" style:writing-mode="lr-tb"/>
    </style:style>
    <style:style style:name="Table1.A19" style:family="table-cell">
      <style:table-cell-properties fo:padding="0.049cm" fo:border="none" style:writing-mode="lr-tb"/>
    </style:style>
    <style:style style:name="Table1.A20" style:family="table-cell">
      <style:table-cell-properties fo:padding="0.049cm" fo:border="none" style:writing-mode="lr-tb"/>
    </style:style>
    <style:style style:name="Table1.A21" style:family="table-cell">
      <style:table-cell-properties fo:padding="0.049cm" fo:border="none" style:writing-mode="lr-tb"/>
    </style:style>
    <style:style style:name="Table1.A22" style:family="table-cell">
      <style:table-cell-properties fo:padding="0.049cm" fo:border="none" style:writing-mode="lr-tb"/>
    </style:style>
    <style:style style:name="Table1.A24" style:family="table-cell">
      <style:table-cell-properties fo:padding="0.049cm" fo:border="none" style:writing-mode="lr-tb"/>
    </style:style>
    <style:style style:name="P1" style:family="paragraph" style:parent-style-name="Standard">
      <style:text-properties style:font-name="DejaVu Sans Condensed" fo:font-size="10pt" style:font-size-asian="10pt" style:font-size-complex="10pt"/>
    </style:style>
    <style:style style:name="P2" style:family="paragraph" style:parent-style-name="Standard">
      <style:text-properties style:font-name="Droid Sans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Droid Sans" fo:font-size="10pt" officeooo:rsid="00e9082e" officeooo:paragraph-rsid="01a151d8" style:font-size-asian="10pt" style:font-size-complex="10pt"/>
    </style:style>
    <style:style style:name="P4" style:family="paragraph" style:parent-style-name="Standard">
      <style:text-properties style:font-name="Droid Sans" fo:font-size="10pt" officeooo:rsid="00cfd6b2" officeooo:paragraph-rsid="01d1278f" style:font-size-asian="10pt" style:font-size-complex="10pt"/>
    </style:style>
    <style:style style:name="P5" style:family="paragraph" style:parent-style-name="Standard">
      <style:paragraph-properties fo:margin-left="0.051cm" fo:margin-right="0cm" fo:text-indent="0cm" style:auto-text-indent="false"/>
      <style:text-properties style:font-name="Droid Sans" fo:font-size="10pt" style:font-size-asian="10pt" style:font-size-complex="10pt"/>
    </style:style>
    <style:style style:name="P6" style:family="paragraph" style:parent-style-name="Standard">
      <style:paragraph-properties fo:margin-left="0.051cm" fo:margin-right="0cm" fo:text-indent="0cm" style:auto-text-indent="false"/>
      <style:text-properties style:font-name="Droid Sans" fo:font-size="10pt" officeooo:paragraph-rsid="00cbb880" style:font-size-asian="10pt" style:font-size-complex="10pt"/>
    </style:style>
    <style:style style:name="P7" style:family="paragraph" style:parent-style-name="Standard">
      <style:paragraph-properties fo:margin-left="0.051cm" fo:margin-right="0cm" fo:text-indent="0cm" style:auto-text-indent="false"/>
      <style:text-properties style:font-name="Droid Sans" fo:font-size="10pt" officeooo:paragraph-rsid="02a8d826" style:font-size-asian="10pt" style:font-size-complex="10pt"/>
    </style:style>
    <style:style style:name="P8" style:family="paragraph" style:parent-style-name="Standard">
      <style:paragraph-properties fo:margin-left="0.051cm" fo:margin-right="0cm" fo:text-indent="0cm" style:auto-text-indent="false"/>
      <style:text-properties style:font-name="Droid Sans" fo:font-size="10pt" officeooo:paragraph-rsid="004d6954" style:font-size-asian="10pt" style:font-size-complex="10pt"/>
    </style:style>
    <style:style style:name="P9" style:family="paragraph" style:parent-style-name="Standard">
      <style:paragraph-properties fo:margin-left="0.051cm" fo:margin-right="0cm" fo:text-align="start" style:justify-single-word="false" fo:text-indent="0cm" style:auto-text-indent="false"/>
      <style:text-properties style:font-name="Droid Sans" fo:font-size="10pt" officeooo:paragraph-rsid="0091b8f3" style:font-size-asian="10pt" style:font-size-complex="10pt"/>
    </style:style>
    <style:style style:name="P10" style:family="paragraph" style:parent-style-name="Standard">
      <style:paragraph-properties fo:margin-left="0cm" fo:margin-right="0.051cm" fo:text-align="end" style:justify-single-word="false" fo:text-indent="0cm" style:auto-text-indent="false"/>
      <style:text-properties style:font-name="Droid Sans" fo:font-size="10pt" style:font-size-asian="10pt" style:font-size-complex="10pt"/>
    </style:style>
    <style:style style:name="P11" style:family="paragraph" style:parent-style-name="Standard">
      <style:paragraph-properties fo:margin-left="0cm" fo:margin-right="0.051cm" fo:text-align="start" style:justify-single-word="false" fo:text-indent="0cm" style:auto-text-indent="false"/>
      <style:text-properties style:font-name="Droid Sans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Droid Sans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P13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 style:shadow="none">
        <style:tab-stops/>
      </style:paragraph-properties>
      <style:text-properties style:font-name="Droid Sans" fo:font-size="10pt" fo:font-weight="normal" officeooo:rsid="00cd6443" officeooo:paragraph-rsid="025fe2bb" style:font-size-asian="10pt" style:font-weight-asian="normal" style:font-size-complex="10pt" style:font-weight-complex="normal"/>
    </style:style>
    <style:style style:name="P14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 style:shadow="none">
        <style:tab-stops/>
      </style:paragraph-properties>
      <style:text-properties style:font-name="Droid Sans" fo:font-size="10pt" fo:font-weight="normal" officeooo:rsid="0174fe22" officeooo:paragraph-rsid="033bb657" style:font-size-asian="10pt" style:font-weight-asian="normal" style:font-size-complex="10pt" style:font-weight-complex="normal"/>
    </style:style>
    <style:style style:name="P15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 style:shadow="none">
        <style:tab-stops/>
      </style:paragraph-properties>
      <style:text-properties style:font-name="Droid Sans" fo:font-size="10pt" officeooo:rsid="00cd6443" officeooo:paragraph-rsid="025fe2bb" style:font-size-asian="10pt" style:font-size-complex="10pt"/>
    </style:style>
    <style:style style:name="P16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 style:shadow="none">
        <style:tab-stops/>
      </style:paragraph-properties>
      <style:text-properties style:font-name="Droid Sans" fo:font-size="10pt" officeooo:rsid="00cd6443" officeooo:paragraph-rsid="00d84eb5" style:font-size-asian="10pt" style:font-size-complex="10pt"/>
    </style:style>
    <style:style style:name="P17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 style:shadow="none">
        <style:tab-stops/>
      </style:paragraph-properties>
      <style:text-properties style:font-name="Droid Sans" fo:font-size="10pt" officeooo:paragraph-rsid="00d84eb5" style:font-size-asian="10pt" style:font-size-complex="10pt"/>
    </style:style>
    <style:style style:name="P18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 style:shadow="none">
        <style:tab-stops/>
      </style:paragraph-properties>
      <style:text-properties style:font-name="Droid Sans" fo:font-size="10pt" officeooo:paragraph-rsid="025fe2bb" style:font-size-asian="10pt" style:font-size-complex="10pt"/>
    </style:style>
    <style:style style:name="P19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 style:shadow="none">
        <style:tab-stops/>
      </style:paragraph-properties>
      <style:text-properties style:font-name="Droid Sans" fo:font-size="10pt" officeooo:rsid="00cfd6b2" officeooo:paragraph-rsid="033a81bc" style:font-size-asian="10pt" style:font-size-complex="10pt"/>
    </style:style>
    <style:style style:name="P20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 style:shadow="none">
        <style:tab-stops/>
      </style:paragraph-properties>
      <style:text-properties style:font-name="Droid Sans" fo:font-size="10pt" officeooo:rsid="0192248a" officeooo:paragraph-rsid="03403f15" style:font-size-asian="10pt" style:font-size-complex="10pt"/>
    </style:style>
    <style:style style:name="P21" style:family="paragraph" style:parent-style-name="Standard">
      <loext:graphic-properties draw:fill="none"/>
      <style:paragraph-properties fo:margin-left="0cm" fo:margin-right="0.199cm" fo:text-align="start" style:justify-single-word="false" fo:text-indent="0cm" style:auto-text-indent="false" fo:background-color="transparent"/>
      <style:text-properties style:font-name="Droid Sans" fo:font-size="10pt" fo:font-weight="bold" style:font-size-asian="10pt" style:font-weight-asian="bold" style:font-size-complex="10pt" style:font-weight-complex="bold"/>
    </style:style>
    <style:style style:name="P22" style:family="paragraph" style:parent-style-name="Standard">
      <loext:graphic-properties draw:fill="none"/>
      <style:paragraph-properties fo:margin-left="0cm" fo:margin-right="0.199cm" fo:text-align="start" style:justify-single-word="false" fo:text-indent="0cm" style:auto-text-indent="false" fo:background-color="transparent"/>
      <style:text-properties style:font-name="Droid Sans" fo:font-size="10pt" fo:font-weight="bold" officeooo:rsid="013b745a" officeooo:paragraph-rsid="013b745a" style:font-size-asian="10pt" style:font-weight-asian="bold" style:font-size-complex="10pt" style:font-weight-complex="bold"/>
    </style:style>
    <style:style style:name="P23" style:family="paragraph" style:parent-style-name="Standard">
      <loext:graphic-properties draw:fill="none"/>
      <style:paragraph-properties fo:margin-left="0cm" fo:margin-right="0.199cm" fo:text-align="start" style:justify-single-word="false" fo:text-indent="0cm" style:auto-text-indent="false" fo:background-color="transparent"/>
      <style:text-properties style:font-name="Droid Sans" fo:font-size="10pt" fo:font-weight="bold" officeooo:rsid="01e2381f" officeooo:paragraph-rsid="01e2381f" style:font-size-asian="10pt" style:font-weight-asian="bold" style:font-size-complex="10pt" style:font-weight-complex="bold"/>
    </style:style>
    <style:style style:name="P24" style:family="paragraph" style:parent-style-name="Standard">
      <loext:graphic-properties draw:fill="none"/>
      <style:paragraph-properties fo:margin-left="0cm" fo:margin-right="0.199cm" fo:text-align="start" style:justify-single-word="false" fo:text-indent="0cm" style:auto-text-indent="false" fo:background-color="transparent"/>
      <style:text-properties style:font-name="Droid Sans" fo:font-size="10pt" fo:font-weight="bold" officeooo:rsid="021ae08f" officeooo:paragraph-rsid="036f02d3" style:font-size-asian="10pt" style:font-weight-asian="bold" style:font-size-complex="10pt" style:font-weight-complex="bold"/>
    </style:style>
    <style:style style:name="P25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officeooo:paragraph-rsid="00d84eb5" style:font-size-asian="10pt" style:font-size-complex="10pt"/>
    </style:style>
    <style:style style:name="P26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style:font-size-asian="10pt" style:font-size-complex="10pt"/>
    </style:style>
    <style:style style:name="P27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officeooo:rsid="00cfd6b2" officeooo:paragraph-rsid="00d84eb5" style:font-size-asian="10pt" style:font-size-complex="10pt"/>
    </style:style>
    <style:style style:name="P28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officeooo:rsid="00d45d70" officeooo:paragraph-rsid="00d84eb5" style:font-size-asian="10pt" style:font-size-complex="10pt"/>
    </style:style>
    <style:style style:name="P29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officeooo:rsid="00979668" officeooo:paragraph-rsid="00b15eda" style:font-size-asian="10pt" style:font-size-complex="10pt"/>
    </style:style>
    <style:style style:name="P30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officeooo:rsid="00980f0e" officeooo:paragraph-rsid="00980f0e" style:font-size-asian="10pt" style:font-size-complex="10pt"/>
    </style:style>
    <style:style style:name="P31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officeooo:rsid="0098534b" officeooo:paragraph-rsid="01489213" style:font-size-asian="10pt" style:font-size-complex="10pt"/>
    </style:style>
    <style:style style:name="P32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officeooo:rsid="017f8de8" officeooo:paragraph-rsid="03403f15" style:font-size-asian="10pt" style:font-size-complex="10pt"/>
    </style:style>
    <style:style style:name="P33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officeooo:rsid="017f4d0d" officeooo:paragraph-rsid="03406a93" style:font-size-asian="10pt" style:font-size-complex="10pt"/>
    </style:style>
    <style:style style:name="P34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officeooo:rsid="017ee22b" officeooo:paragraph-rsid="03406a93" style:font-size-asian="10pt" style:font-size-complex="10pt"/>
    </style:style>
    <style:style style:name="P35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officeooo:rsid="017a811a" officeooo:paragraph-rsid="03425240" style:font-size-asian="10pt" style:font-size-complex="10pt"/>
    </style:style>
    <style:style style:name="P36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officeooo:rsid="035ddf80" officeooo:paragraph-rsid="035ddf80" style:font-size-asian="10pt" style:font-size-complex="10pt"/>
    </style:style>
    <style:style style:name="P37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officeooo:rsid="037bfaf1" officeooo:paragraph-rsid="037bfaf1" style:font-size-asian="10pt" style:font-size-complex="10pt"/>
    </style:style>
    <style:style style:name="P38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use-window-font-color="true" style:font-name="Droid Sans" fo:font-size="10pt" style:font-name-asian="Times New Roman" style:font-size-asian="10pt" style:language-asian="pl" style:country-asian="PL" style:font-name-complex="Times New Roman" style:font-size-complex="10pt" style:language-complex="ar" style:country-complex="SA"/>
    </style:style>
    <style:style style:name="P39" style:family="paragraph" style:parent-style-name="Standard">
      <loext:graphic-properties draw:fill="none"/>
      <style:paragraph-properties fo:margin-left="0.101cm" fo:margin-right="0.199cm" fo:text-align="end" style:justify-single-word="false" fo:text-indent="0cm" style:auto-text-indent="false" fo:background-color="transparent"/>
      <style:text-properties style:font-name="Droid Sans" fo:font-size="10pt" officeooo:rsid="014b0775" officeooo:paragraph-rsid="014b0775" style:font-size-asian="10pt" style:font-size-complex="10pt"/>
    </style:style>
    <style:style style:name="P40" style:family="paragraph" style:parent-style-name="Standard">
      <loext:graphic-properties draw:fill="none"/>
      <style:paragraph-properties fo:margin-left="0.101cm" fo:margin-right="0.199cm" fo:text-align="end" style:justify-single-word="false" fo:text-indent="0cm" style:auto-text-indent="false" fo:background-color="transparent"/>
      <style:text-properties style:font-name="Droid Sans" fo:font-size="10pt" officeooo:rsid="01476f7d" officeooo:paragraph-rsid="0149986c" style:font-size-asian="10pt" style:font-size-complex="10pt"/>
    </style:style>
    <style:style style:name="P41" style:family="paragraph" style:parent-style-name="Standard">
      <loext:graphic-properties draw:fill="none"/>
      <style:paragraph-properties fo:margin-left="0.199cm" fo:margin-right="0cm" fo:text-align="start" style:justify-single-word="false" fo:text-indent="0cm" style:auto-text-indent="false" fo:background-color="transparent"/>
      <style:text-properties style:font-name="Droid Sans" fo:font-size="10pt" officeooo:rsid="00e9082e" officeooo:paragraph-rsid="01a151d8" style:font-size-asian="10pt" style:font-size-complex="10pt"/>
    </style:style>
    <style:style style:name="P42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paragraph-rsid="01860ca4" style:font-size-asian="10pt" style:font-size-complex="10pt"/>
    </style:style>
    <style:style style:name="P43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style:font-size-asian="10pt" style:font-size-complex="10pt"/>
    </style:style>
    <style:style style:name="P44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paragraph-rsid="004d6954" style:font-size-asian="10pt" style:font-size-complex="10pt"/>
    </style:style>
    <style:style style:name="P45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paragraph-rsid="0117edc9" style:font-size-asian="10pt" style:font-size-complex="10pt"/>
    </style:style>
    <style:style style:name="P46" style:family="paragraph" style:parent-style-name="Standard">
      <loext:graphic-properties draw:fill="none"/>
      <style:paragraph-properties fo:margin-left="0.199cm" fo:margin-right="0cm" fo:text-align="start" style:justify-single-word="false" fo:text-indent="0cm" style:auto-text-indent="false" fo:background-color="transparent"/>
      <style:text-properties style:font-name="Droid Sans" fo:font-size="10pt" officeooo:paragraph-rsid="0091b8f3" style:font-size-asian="10pt" style:font-size-complex="10pt"/>
    </style:style>
    <style:style style:name="P47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rsid="0201cb7e" style:font-size-asian="10pt" style:font-size-complex="10pt"/>
    </style:style>
    <style:style style:name="P48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rsid="00be5e7a" officeooo:paragraph-rsid="0114fef6" style:font-size-asian="10pt" style:font-size-complex="10pt"/>
    </style:style>
    <style:style style:name="P49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paragraph-rsid="0134cb47" style:font-size-asian="10pt" style:font-size-complex="10pt"/>
    </style:style>
    <style:style style:name="P50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rsid="0042ba67" officeooo:paragraph-rsid="009a752b" style:font-size-asian="10pt" style:font-size-complex="10pt"/>
    </style:style>
    <style:style style:name="P51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rsid="009a752b" officeooo:paragraph-rsid="01489213" style:font-size-asian="10pt" style:font-size-complex="10pt"/>
    </style:style>
    <style:style style:name="P52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rsid="009a752b" officeooo:paragraph-rsid="035ddf80" style:font-size-asian="10pt" style:font-size-complex="10pt"/>
    </style:style>
    <style:style style:name="P53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rsid="0149986c" officeooo:paragraph-rsid="0149986c" style:font-size-asian="10pt" style:font-size-complex="10pt"/>
    </style:style>
    <style:style style:name="P54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rsid="010038a8" officeooo:paragraph-rsid="0149986c" style:font-size-asian="10pt" style:font-size-complex="10pt"/>
    </style:style>
    <style:style style:name="P55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paragraph-rsid="01148809" style:font-size-asian="10pt" style:font-size-complex="10pt"/>
    </style:style>
    <style:style style:name="P56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rsid="00a4f829" officeooo:paragraph-rsid="036f02d3" style:font-size-asian="10pt" style:font-size-complex="10pt"/>
    </style:style>
    <style:style style:name="P57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rsid="03600f71" officeooo:paragraph-rsid="03600f71" style:font-size-asian="10pt" style:font-size-complex="10pt"/>
    </style:style>
    <style:style style:name="P58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paragraph-rsid="036f02d3" style:font-size-asian="10pt" style:font-size-complex="10pt"/>
    </style:style>
    <style:style style:name="P59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paragraph-rsid="039dfd87" style:font-size-asian="10pt" style:font-size-complex="10pt"/>
    </style:style>
    <style:style style:name="P60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paragraph-rsid="03b03e66" style:font-size-asian="10pt" style:font-size-complex="10pt"/>
    </style:style>
    <style:style style:name="P61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rsid="00cfd6b2" officeooo:paragraph-rsid="03cba1a9" style:font-size-asian="10pt" style:font-size-complex="10pt"/>
    </style:style>
    <style:style style:name="P62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style:text-underline-style="solid" style:text-underline-width="auto" style:text-underline-color="font-color" officeooo:rsid="01190d8e" officeooo:paragraph-rsid="00931842" style:font-size-asian="10pt" style:font-size-complex="10pt"/>
    </style:style>
    <style:style style:name="P63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style:text-underline-style="solid" style:text-underline-width="auto" style:text-underline-color="font-color" style:font-size-asian="10pt" style:font-size-complex="10pt"/>
    </style:style>
    <style:style style:name="P64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style:text-underline-style="solid" style:text-underline-width="auto" style:text-underline-color="font-color" fo:font-weight="normal" officeooo:rsid="02233aa4" officeooo:paragraph-rsid="02233aa4" style:font-size-asian="10pt" style:font-weight-asian="normal" style:font-size-complex="10pt" style:font-weight-complex="normal"/>
    </style:style>
    <style:style style:name="P65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weight="normal" officeooo:rsid="021bbe29" officeooo:paragraph-rsid="021bbe29" style:font-weight-asian="normal" style:font-weight-complex="normal"/>
    </style:style>
    <style:style style:name="P66" style:family="paragraph" style:parent-style-name="Standard">
      <loext:graphic-properties draw:fill="none"/>
      <style:paragraph-properties fo:margin-left="0.101cm" fo:margin-right="0cm" fo:line-height="115%" fo:text-indent="0cm" style:auto-text-indent="false" fo:background-color="transparent"/>
      <style:text-properties style:font-name="Droid Sans" fo:font-size="10pt" style:font-size-asian="10pt" style:font-size-complex="10pt"/>
    </style:style>
    <style:style style:name="P67" style:family="paragraph" style:parent-style-name="Standard" style:list-style-name="L1">
      <style:text-properties style:font-name="Droid Sans" fo:font-size="10pt" fo:font-weight="normal" officeooo:rsid="02233aa4" officeooo:paragraph-rsid="03faa856" style:font-size-asian="10pt" style:font-weight-asian="normal" style:font-size-complex="10pt" style:font-weight-complex="normal"/>
    </style:style>
    <style:style style:name="P68" style:family="paragraph" style:parent-style-name="Standard" style:list-style-name="L1">
      <style:text-properties style:font-name="Droid Sans" fo:font-size="10pt" fo:font-weight="normal" officeooo:rsid="02233aa4" officeooo:paragraph-rsid="04002000" style:font-size-asian="10pt" style:font-weight-asian="normal" style:font-size-complex="10pt" style:font-weight-complex="normal"/>
    </style:style>
    <style:style style:name="P69" style:family="paragraph" style:parent-style-name="Standard" style:list-style-name="L1">
      <style:text-properties style:font-name="Droid Sans" fo:font-size="10pt" fo:font-weight="normal" officeooo:rsid="02233aa4" officeooo:paragraph-rsid="03e1d63d" style:font-size-asian="10pt" style:font-weight-asian="normal" style:font-size-complex="10pt" style:font-weight-complex="normal"/>
    </style:style>
    <style:style style:name="P70" style:family="paragraph" style:parent-style-name="Standard" style:list-style-name="L1">
      <style:text-properties style:font-name="Droid Sans" fo:font-size="10pt" fo:font-weight="normal" officeooo:rsid="02233aa4" officeooo:paragraph-rsid="028a82c5" style:font-size-asian="10pt" style:font-weight-asian="normal" style:font-size-complex="10pt" style:font-weight-complex="normal"/>
    </style:style>
    <style:style style:name="P71" style:family="paragraph" style:parent-style-name="Standard" style:list-style-name="L1">
      <style:text-properties style:font-name="Droid Sans" fo:font-size="10pt" fo:font-weight="normal" officeooo:rsid="02233aa4" officeooo:paragraph-rsid="0405d5a0" style:font-size-asian="10pt" style:font-weight-asian="normal" style:font-size-complex="10pt" style:font-weight-complex="normal"/>
    </style:style>
    <style:style style:name="P72" style:family="paragraph" style:parent-style-name="Standard" style:list-style-name="L1">
      <style:text-properties style:font-name="Droid Sans" fo:font-size="10pt" fo:font-weight="normal" officeooo:rsid="02233aa4" officeooo:paragraph-rsid="02e1de75" style:font-size-asian="10pt" style:font-weight-asian="normal" style:font-size-complex="10pt" style:font-weight-complex="normal"/>
    </style:style>
    <style:style style:name="P73" style:family="paragraph" style:parent-style-name="Standard" style:list-style-name="L1">
      <style:text-properties style:font-name="Droid Sans" fo:font-size="10pt" fo:font-weight="normal" officeooo:rsid="02233aa4" officeooo:paragraph-rsid="04140a4a" style:font-size-asian="10pt" style:font-weight-asian="normal" style:font-size-complex="10pt" style:font-weight-complex="normal"/>
    </style:style>
    <style:style style:name="P74" style:family="paragraph" style:parent-style-name="Standard" style:list-style-name="L1">
      <style:text-properties style:font-name="Droid Sans" fo:font-size="10pt" fo:font-weight="normal" officeooo:rsid="02233aa4" officeooo:paragraph-rsid="041be190" style:font-size-asian="10pt" style:font-weight-asian="normal" style:font-size-complex="10pt" style:font-weight-complex="normal"/>
    </style:style>
    <style:style style:name="P75" style:family="paragraph" style:parent-style-name="Standard" style:list-style-name="L1">
      <style:text-properties style:font-name="Droid Sans" fo:font-size="10pt" fo:font-weight="normal" officeooo:rsid="024415cd" officeooo:paragraph-rsid="03f5231c" style:font-size-asian="10pt" style:font-weight-asian="normal" style:font-size-complex="10pt" style:font-weight-complex="normal"/>
    </style:style>
    <style:style style:name="P76" style:family="paragraph" style:parent-style-name="Standard" style:list-style-name="L1">
      <style:text-properties style:font-name="Droid Sans" fo:font-size="10pt" fo:font-weight="normal" officeooo:rsid="024415cd" officeooo:paragraph-rsid="03cf43bf" style:font-size-asian="10pt" style:font-weight-asian="normal" style:font-size-complex="10pt" style:font-weight-complex="normal"/>
    </style:style>
    <style:style style:name="P77" style:family="paragraph" style:parent-style-name="Standard" style:list-style-name="L1">
      <style:text-properties style:font-name="Droid Sans" fo:font-size="10pt" fo:font-weight="normal" officeooo:rsid="024415cd" officeooo:paragraph-rsid="0296ad16" style:font-size-asian="10pt" style:font-weight-asian="normal" style:font-size-complex="10pt" style:font-weight-complex="normal"/>
    </style:style>
    <style:style style:name="P78" style:family="paragraph" style:parent-style-name="Standard" style:list-style-name="L1">
      <style:text-properties style:font-name="Droid Sans" fo:font-size="10pt" fo:font-weight="normal" officeooo:rsid="024415cd" officeooo:paragraph-rsid="02eaa986" style:font-size-asian="10pt" style:font-weight-asian="normal" style:font-size-complex="10pt" style:font-weight-complex="normal"/>
    </style:style>
    <style:style style:name="P79" style:family="paragraph" style:parent-style-name="Standard" style:list-style-name="L1">
      <style:text-properties style:font-name="Droid Sans" fo:font-size="10pt" fo:font-weight="normal" officeooo:rsid="024415cd" officeooo:paragraph-rsid="024415cd" style:font-size-asian="10pt" style:font-weight-asian="normal" style:font-size-complex="10pt" style:font-weight-complex="normal"/>
    </style:style>
    <style:style style:name="P80" style:family="paragraph" style:parent-style-name="Standard" style:list-style-name="L1">
      <style:text-properties style:font-name="Droid Sans" fo:font-size="10pt" fo:font-weight="normal" officeooo:rsid="03fc5c61" officeooo:paragraph-rsid="03fc5c61" style:font-size-asian="10pt" style:font-weight-asian="normal" style:font-size-complex="10pt" style:font-weight-complex="normal"/>
    </style:style>
    <style:style style:name="P81" style:family="paragraph" style:parent-style-name="Standard" style:list-style-name="L1">
      <style:text-properties style:font-name="Droid Sans" fo:font-size="10pt" fo:font-weight="normal" officeooo:rsid="0232d28b" officeooo:paragraph-rsid="03faa856" style:font-size-asian="10pt" style:font-weight-asian="normal" style:font-size-complex="10pt" style:font-weight-complex="normal"/>
    </style:style>
    <style:style style:name="P82" style:family="paragraph" style:parent-style-name="Standard" style:list-style-name="L1">
      <style:text-properties style:font-name="Droid Sans" fo:font-size="10pt" fo:font-weight="normal" officeooo:rsid="04084224" officeooo:paragraph-rsid="04084224" style:font-size-asian="10pt" style:font-weight-asian="normal" style:font-size-complex="10pt" style:font-weight-complex="normal"/>
    </style:style>
    <style:style style:name="P83" style:family="paragraph" style:parent-style-name="Standard" style:list-style-name="L1">
      <style:text-properties style:font-name="Droid Sans" fo:font-size="10pt" fo:font-weight="normal" officeooo:rsid="0358060b" officeooo:paragraph-rsid="042674f3" style:font-size-asian="10pt" style:font-weight-asian="normal" style:font-size-complex="10pt" style:font-weight-complex="normal"/>
    </style:style>
    <style:style style:name="P84" style:family="paragraph" style:parent-style-name="Standard" style:list-style-name="L4">
      <style:text-properties style:font-name="Droid Sans" fo:font-size="10pt" fo:font-weight="normal" officeooo:rsid="0126f1b8" officeooo:paragraph-rsid="0126f1b8" style:font-size-asian="10pt" style:font-weight-asian="normal" style:font-size-complex="10pt" style:font-weight-complex="normal"/>
    </style:style>
    <style:style style:name="P85" style:family="paragraph" style:parent-style-name="Standard" style:list-style-name="L1">
      <style:text-properties style:font-name="Droid Sans" fo:font-size="10pt" fo:font-weight="normal" officeooo:rsid="0422f23a" officeooo:paragraph-rsid="0422f23a" style:font-size-asian="10pt" style:font-weight-asian="normal" style:font-size-complex="10pt" style:font-weight-complex="normal"/>
    </style:style>
    <style:style style:name="P86" style:family="paragraph" style:parent-style-name="Standard" style:list-style-name="L1">
      <style:text-properties style:font-name="Droid Sans" fo:font-size="10pt" style:font-size-asian="10pt" style:font-size-complex="10pt"/>
    </style:style>
    <style:style style:name="P87" style:family="paragraph" style:parent-style-name="Standard" style:list-style-name="L1">
      <style:text-properties style:font-name="Droid Sans" fo:font-size="10pt" officeooo:paragraph-rsid="03b21dc7" style:font-size-asian="10pt" style:font-size-complex="10pt"/>
    </style:style>
    <style:style style:name="P88" style:family="paragraph" style:parent-style-name="Standard" style:list-style-name="L1">
      <style:text-properties style:font-name="Droid Sans" fo:font-size="10pt" officeooo:paragraph-rsid="03b84a3e" style:font-size-asian="10pt" style:font-size-complex="10pt"/>
    </style:style>
    <style:style style:name="P89" style:family="paragraph" style:parent-style-name="Standard" style:list-style-name="L3">
      <style:text-properties style:font-name="Droid Sans" fo:font-size="10pt" style:font-size-asian="10pt" style:font-size-complex="10pt"/>
    </style:style>
    <style:style style:name="P90" style:family="paragraph" style:parent-style-name="Standard" style:list-style-name="L3">
      <style:text-properties style:font-name="Droid Sans" fo:font-size="10pt" officeooo:paragraph-rsid="03ab9fff" style:font-size-asian="10pt" style:font-size-complex="10pt"/>
    </style:style>
    <style:style style:name="P91" style:family="paragraph" style:parent-style-name="Standard" style:list-style-name="L3">
      <style:text-properties style:font-name="Droid Sans" fo:font-size="10pt" officeooo:paragraph-rsid="0087144d" style:font-size-asian="10pt" style:font-size-complex="10pt"/>
    </style:style>
    <style:style style:name="P92" style:family="paragraph" style:parent-style-name="Standard" style:list-style-name="L4">
      <style:text-properties style:font-name="Droid Sans" fo:font-size="10pt" style:font-size-asian="10pt" style:font-size-complex="10pt"/>
    </style:style>
    <style:style style:name="P93" style:family="paragraph" style:parent-style-name="Standard" style:list-style-name="L4">
      <style:text-properties style:font-name="Droid Sans" fo:font-size="10pt" officeooo:paragraph-rsid="00965820" style:font-size-asian="10pt" style:font-size-complex="10pt"/>
    </style:style>
    <style:style style:name="P94" style:family="paragraph" style:parent-style-name="Standard" style:list-style-name="L2">
      <loext:graphic-properties draw:fill="none"/>
      <style:paragraph-properties fo:margin-left="0cm" fo:margin-right="0cm" fo:text-indent="0.7cm" style:auto-text-indent="false" fo:background-color="transparent"/>
      <style:text-properties officeooo:paragraph-rsid="01b661c4"/>
    </style:style>
    <style:style style:name="P95" style:family="paragraph" style:parent-style-name="Standard" style:list-style-name="L2">
      <loext:graphic-properties draw:fill="none"/>
      <style:paragraph-properties fo:margin-left="0cm" fo:margin-right="0cm" fo:text-indent="0.7cm" style:auto-text-indent="false" fo:background-color="transparent"/>
      <style:text-properties style:font-name="Droid Sans" fo:font-size="10pt" officeooo:paragraph-rsid="03a08c18" style:font-size-asian="10pt" style:font-size-complex="10pt"/>
    </style:style>
    <style:style style:name="P96" style:family="paragraph" style:parent-style-name="Standard" style:list-style-name="L2">
      <loext:graphic-properties draw:fill="none"/>
      <style:paragraph-properties fo:margin-left="0cm" fo:margin-right="0cm" fo:text-indent="0.7cm" style:auto-text-indent="false" fo:background-color="transparent"/>
      <style:text-properties style:font-name="Droid Sans" fo:font-size="10pt" officeooo:paragraph-rsid="0160b83b" style:font-size-asian="10pt" style:font-size-complex="10pt"/>
    </style:style>
    <style:style style:name="T1" style:family="text">
      <style:text-properties style:use-window-font-color="true" style:text-underline-style="none" fo:font-weight="normal" officeooo:rsid="008d7e19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2" style:family="text">
      <style:text-properties style:use-window-font-color="true" style:text-underline-style="none" fo:font-weight="normal" officeooo:rsid="009cb104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3" style:family="text">
      <style:text-properties style:use-window-font-color="true" style:text-underline-style="none" fo:font-weight="normal" officeooo:rsid="00ba6b09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4" style:family="text">
      <style:text-properties style:use-window-font-color="true" style:text-underline-style="none" fo:font-weight="normal" officeooo:rsid="00b6ac63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5" style:family="text">
      <style:text-properties style:use-window-font-color="true" style:text-underline-style="none" fo:font-weight="normal" officeooo:rsid="003803e7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6" style:family="text">
      <style:text-properties style:use-window-font-color="true" style:text-underline-style="none" fo:font-weight="normal" officeooo:rsid="009e01a3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7" style:family="text">
      <style:text-properties style:use-window-font-color="true" style:text-underline-style="none" fo:font-weight="normal" officeooo:rsid="009b092b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8" style:family="text">
      <style:text-properties style:use-window-font-color="true" style:text-underline-style="none" fo:font-weight="normal" officeooo:rsid="0052a32a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9" style:family="text">
      <style:text-properties style:use-window-font-color="true" style:text-underline-style="none" fo:font-weight="normal" officeooo:rsid="00adabfa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10" style:family="text">
      <style:text-properties style:use-window-font-color="true" style:text-underline-style="none" fo:font-weight="normal" officeooo:rsid="003a98cc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11" style:family="text">
      <style:text-properties style:use-window-font-color="true" style:text-underline-style="none" fo:font-weight="normal" officeooo:rsid="004e8747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12" style:family="text">
      <style:text-properties style:use-window-font-color="true" style:text-underline-style="none" fo:font-weight="normal" officeooo:rsid="00762acc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13" style:family="text">
      <style:text-properties style:use-window-font-color="true" style:text-underline-style="none" fo:font-weight="normal" officeooo:rsid="0080636e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14" style:family="text">
      <style:text-properties style:use-window-font-color="true" style:text-underline-style="none" fo:font-weight="normal" officeooo:rsid="012da365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15" style:family="text">
      <style:text-properties style:use-window-font-color="true" style:text-underline-style="none" fo:font-weight="normal" officeooo:rsid="014194b7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16" style:family="text">
      <style:text-properties style:use-window-font-color="true" style:text-underline-style="none" fo:font-weight="normal" officeooo:rsid="01453acb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17" style:family="text">
      <style:text-properties style:use-window-font-color="true" style:text-underline-style="none" fo:font-weight="normal" officeooo:rsid="004d6954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18" style:family="text">
      <style:text-properties style:use-window-font-color="true" style:text-underline-style="none" fo:font-weight="normal" officeooo:rsid="0155cff0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19" style:family="text">
      <style:text-properties style:use-window-font-color="true" style:text-underline-style="none" fo:font-weight="normal" officeooo:rsid="0157ecda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20" style:family="text">
      <style:text-properties style:use-window-font-color="true" style:text-underline-style="none" fo:font-weight="normal" officeooo:rsid="018cc026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21" style:family="text">
      <style:text-properties style:use-window-font-color="true" style:text-underline-style="none" fo:font-weight="normal" officeooo:rsid="01a6e891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22" style:family="text">
      <style:text-properties style:use-window-font-color="true" style:text-underline-style="none" fo:font-weight="normal" officeooo:rsid="01a75b7a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23" style:family="text">
      <style:text-properties style:use-window-font-color="true" style:text-underline-style="none" fo:font-weight="normal" officeooo:rsid="038adda5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24" style:family="text">
      <style:text-properties style:use-window-font-color="true" style:text-underline-style="none" fo:font-weight="normal" officeooo:rsid="038e0005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25" style:family="text">
      <style:text-properties style:use-window-font-color="true" style:text-underline-style="none" fo:font-weight="normal" officeooo:rsid="038e8554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26" style:family="text">
      <style:text-properties style:use-window-font-color="true" style:text-underline-style="none" fo:font-weight="normal" officeooo:rsid="039500e4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27" style:family="text">
      <style:text-properties style:use-window-font-color="true" style:text-underline-style="none" fo:font-weight="normal" officeooo:rsid="0395137e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28" style:family="text">
      <style:text-properties style:use-window-font-color="true" style:text-underline-style="none" fo:font-weight="normal" officeooo:rsid="039b15a2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29" style:family="text">
      <style:text-properties style:use-window-font-color="true" style:text-underline-style="none" fo:font-weight="normal" officeooo:rsid="039cab0a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30" style:family="text">
      <style:text-properties style:use-window-font-color="true" style:text-underline-style="none" fo:font-weight="normal" officeooo:rsid="039ea61f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31" style:family="text">
      <style:text-properties style:use-window-font-color="true" style:text-underline-style="none" fo:font-weight="bold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32" style:family="text">
      <style:text-properties style:use-window-font-color="true" style:text-underline-style="none" fo:font-weight="bold" officeooo:rsid="00b6ac63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33" style:family="text">
      <style:text-properties style:use-window-font-color="true" style:font-name-asian="Times New Roman" style:language-asian="pl" style:country-asian="PL" style:font-name-complex="Times New Roman" style:language-complex="ar" style:country-complex="SA"/>
    </style:style>
    <style:style style:name="T34" style:family="text">
      <style:text-properties style:use-window-font-color="true" officeooo:rsid="00cb6684" style:font-name-asian="Times New Roman" style:language-asian="pl" style:country-asian="PL" style:font-name-complex="Times New Roman" style:language-complex="ar" style:country-complex="SA"/>
    </style:style>
    <style:style style:name="T35" style:family="text">
      <style:text-properties style:use-window-font-color="true" officeooo:rsid="00cc2a77" style:font-name-asian="Times New Roman" style:language-asian="pl" style:country-asian="PL" style:font-name-complex="Times New Roman" style:language-complex="ar" style:country-complex="SA"/>
    </style:style>
    <style:style style:name="T36" style:family="text">
      <style:text-properties style:use-window-font-color="true" officeooo:rsid="00363f56" style:font-name-asian="Times New Roman" style:language-asian="pl" style:country-asian="PL" style:font-name-complex="Times New Roman" style:language-complex="ar" style:country-complex="SA"/>
    </style:style>
    <style:style style:name="T37" style:family="text">
      <style:text-properties style:use-window-font-color="true" officeooo:rsid="00e1ffb4" style:font-name-asian="Times New Roman" style:language-asian="pl" style:country-asian="PL" style:font-name-complex="Times New Roman" style:language-complex="ar" style:country-complex="SA"/>
    </style:style>
    <style:style style:name="T38" style:family="text">
      <style:text-properties style:use-window-font-color="true" officeooo:rsid="01894445" style:font-name-asian="Times New Roman" style:language-asian="pl" style:country-asian="PL" style:font-name-complex="Times New Roman" style:language-complex="ar" style:country-complex="SA"/>
    </style:style>
    <style:style style:name="T39" style:family="text">
      <style:text-properties style:use-window-font-color="true" fo:font-weight="bold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40" style:family="text">
      <style:text-properties style:use-window-font-color="true" fo:font-weight="bold" officeooo:rsid="00c08d17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41" style:family="text">
      <style:text-properties style:use-window-font-color="true" fo:font-weight="bold" officeooo:rsid="00c2fb45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42" style:family="text">
      <style:text-properties style:use-window-font-color="true" fo:font-weight="bold" officeooo:rsid="00cc2a77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43" style:family="text">
      <style:text-properties style:use-window-font-color="true" fo:font-weight="bold" officeooo:rsid="00ebe726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44" style:family="text">
      <style:text-properties style:use-window-font-color="true" fo:font-weight="bold" officeooo:rsid="003301fb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45" style:family="text">
      <style:text-properties style:use-window-font-color="true" fo:font-weight="bold" officeooo:rsid="003e3d3a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46" style:family="text">
      <style:text-properties style:use-window-font-color="true" fo:font-weight="bold" officeooo:rsid="01152cec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47" style:family="text">
      <style:text-properties style:use-window-font-color="true" fo:font-weight="bold" officeooo:rsid="01894445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48" style:family="text">
      <style:text-properties style:use-window-font-color="true" fo:font-weight="bold" officeooo:rsid="01897553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49" style:family="text">
      <style:text-properties style:use-window-font-color="true" fo:font-weight="bold" officeooo:rsid="018aa8c4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50" style:family="text">
      <style:text-properties style:use-window-font-color="true" fo:font-weight="bold" officeooo:rsid="01cf38d3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51" style:family="text">
      <style:text-properties style:use-window-font-color="true" fo:font-weight="bold" officeooo:rsid="030364b7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52" style:family="text">
      <style:text-properties style:use-window-font-color="true" fo:font-weight="normal" style:font-name-asian="Times New Roman" style:language-asian="pl" style:country-asian="PL" style:font-weight-asian="normal" style:font-name-complex="Times New Roman" style:language-complex="ar" style:country-complex="SA"/>
    </style:style>
    <style:style style:name="T53" style:family="text">
      <style:text-properties style:use-window-font-color="true" fo:font-weight="normal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54" style:family="text">
      <style:text-properties style:use-window-font-color="true" fo:font-weight="normal" officeooo:rsid="0052a32a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55" style:family="text">
      <style:text-properties style:use-window-font-color="true" fo:font-weight="normal" officeooo:rsid="003301fb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56" style:family="text">
      <style:text-properties style:use-window-font-color="true" fo:font-weight="normal" officeooo:rsid="00dfdf15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57" style:family="text">
      <style:text-properties style:use-window-font-color="true" fo:font-weight="normal" officeooo:rsid="0114fef6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58" style:family="text">
      <style:text-properties style:use-window-font-color="true" fo:font-weight="normal" officeooo:rsid="01152cec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59" style:family="text">
      <style:text-properties style:use-window-font-color="true" fo:font-weight="normal" officeooo:rsid="015f8d3c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60" style:family="text">
      <style:text-properties style:use-window-font-color="true" fo:font-weight="normal" officeooo:rsid="01894445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61" style:family="text">
      <style:text-properties style:use-window-font-color="true" fo:font-weight="normal" officeooo:rsid="01897553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62" style:family="text">
      <style:text-properties style:use-window-font-color="true" fo:font-weight="normal" officeooo:rsid="018aa8c4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63" style:family="text">
      <style:text-properties style:use-window-font-color="true" fo:font-weight="normal" officeooo:rsid="01cf38d3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64" style:family="text">
      <style:text-properties style:use-window-font-color="true" fo:font-weight="normal" officeooo:rsid="01702e04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65" style:family="text">
      <style:text-properties style:use-window-font-color="true" fo:font-weight="normal" officeooo:rsid="03a1f1f5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66" style:family="text">
      <style:text-properties style:use-window-font-color="true" fo:font-weight="normal" officeooo:rsid="03a4f111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67" style:family="text">
      <style:text-properties style:use-window-font-color="true" style:text-underline-style="solid" style:text-underline-width="auto" style:text-underline-color="font-color" fo:font-weight="normal" officeooo:rsid="02a5030b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68" style:family="text">
      <style:text-properties style:use-window-font-color="true" style:text-underline-style="solid" style:text-underline-width="auto" style:text-underline-color="font-color" fo:font-weight="normal" officeooo:rsid="034be678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69" style:family="text">
      <style:text-properties style:use-window-font-color="true" style:text-underline-style="solid" style:text-underline-width="auto" style:text-underline-color="font-color" fo:font-weight="normal" officeooo:rsid="03a07405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70" style:family="text">
      <style:text-properties style:use-window-font-color="true" style:font-name="Droid Sans" fo:font-size="10pt" style:text-underline-style="none" fo:font-weight="bold" style:font-name-asian="Times New Roman" style:font-size-asian="10pt" style:language-asian="pl" style:country-asian="PL" style:font-weight-asian="bold" style:font-name-complex="Times New Roman" style:font-size-complex="10pt" style:language-complex="ar" style:country-complex="SA" style:font-weight-complex="bold"/>
    </style:style>
    <style:style style:name="T71" style:family="text">
      <style:text-properties style:use-window-font-color="true" style:font-name="Droid Sans" fo:font-size="10pt" style:text-underline-style="none" fo:font-weight="bold" officeooo:rsid="00ee6c63" style:font-name-asian="Times New Roman" style:font-size-asian="10pt" style:language-asian="pl" style:country-asian="PL" style:font-weight-asian="bold" style:font-name-complex="Times New Roman" style:font-size-complex="10pt" style:language-complex="ar" style:country-complex="SA" style:font-weight-complex="bold"/>
    </style:style>
    <style:style style:name="T72" style:family="text">
      <style:text-properties style:use-window-font-color="true" style:font-name="Droid Sans" fo:font-size="10pt" style:text-underline-style="none" fo:font-weight="normal" style:font-name-asian="Times New Roman" style:font-size-asian="10pt" style:language-asian="pl" style:country-asian="PL" style:font-weight-asian="normal" style:font-name-complex="Times New Roman" style:font-size-complex="10pt" style:language-complex="ar" style:country-complex="SA" style:font-weight-complex="normal"/>
    </style:style>
    <style:style style:name="T73" style:family="text">
      <style:text-properties style:use-window-font-color="true" style:font-name="Droid Sans" fo:font-size="10pt" style:text-underline-style="none" fo:font-weight="normal" officeooo:rsid="005881ba" style:font-name-asian="Times New Roman" style:font-size-asian="10pt" style:language-asian="pl" style:country-asian="PL" style:font-weight-asian="normal" style:font-name-complex="Times New Roman" style:font-size-complex="10pt" style:language-complex="ar" style:country-complex="SA" style:font-weight-complex="normal"/>
    </style:style>
    <style:style style:name="T74" style:family="text">
      <style:text-properties style:use-window-font-color="true" style:font-name="Droid Sans" fo:font-size="10pt" style:text-underline-style="none" fo:font-weight="normal" officeooo:rsid="03787340" style:font-name-asian="Times New Roman" style:font-size-asian="10pt" style:language-asian="pl" style:country-asian="PL" style:font-weight-asian="normal" style:font-name-complex="Times New Roman" style:font-size-complex="10pt" style:language-complex="ar" style:country-complex="SA" style:font-weight-complex="normal"/>
    </style:style>
    <style:style style:name="T75" style:family="text">
      <style:text-properties style:use-window-font-color="true" style:font-name="Droid Sans" fo:font-size="10pt" style:text-underline-style="none" fo:font-weight="normal" officeooo:rsid="015bb5f7" style:font-name-asian="Times New Roman" style:font-size-asian="10pt" style:language-asian="pl" style:country-asian="PL" style:font-weight-asian="normal" style:font-name-complex="Times New Roman" style:font-size-complex="10pt" style:language-complex="ar" style:country-complex="SA" style:font-weight-complex="normal"/>
    </style:style>
    <style:style style:name="T76" style:family="text">
      <style:text-properties style:use-window-font-color="true" style:font-name="Droid Sans" fo:font-size="10pt" style:text-underline-style="none" fo:font-weight="normal" officeooo:rsid="00ee3438" style:font-name-asian="Times New Roman" style:font-size-asian="10pt" style:language-asian="pl" style:country-asian="PL" style:font-weight-asian="normal" style:font-name-complex="Times New Roman" style:font-size-complex="10pt" style:language-complex="ar" style:country-complex="SA" style:font-weight-complex="normal"/>
    </style:style>
    <style:style style:name="T77" style:family="text">
      <style:text-properties style:use-window-font-color="true" style:font-name="Droid Sans" fo:font-size="10pt" style:text-underline-style="none" fo:font-weight="normal" officeooo:rsid="00ef1f0b" style:font-name-asian="Times New Roman" style:font-size-asian="10pt" style:language-asian="pl" style:country-asian="PL" style:font-weight-asian="normal" style:font-name-complex="Times New Roman" style:font-size-complex="10pt" style:language-complex="ar" style:country-complex="SA" style:font-weight-complex="normal"/>
    </style:style>
    <style:style style:name="T78" style:family="text">
      <style:text-properties style:use-window-font-color="true" style:font-name="Droid Sans" fo:font-size="10pt" style:text-underline-style="none" style:font-name-asian="Times New Roman" style:font-size-asian="10pt" style:language-asian="pl" style:country-asian="PL" style:font-name-complex="Times New Roman" style:font-size-complex="10pt" style:language-complex="ar" style:country-complex="SA"/>
    </style:style>
    <style:style style:name="T79" style:family="text">
      <style:text-properties style:use-window-font-color="true" style:font-name="Droid Sans" fo:font-size="10pt" style:text-underline-style="none" officeooo:rsid="015bb5f7" style:font-name-asian="Times New Roman" style:font-size-asian="10pt" style:language-asian="pl" style:country-asian="PL" style:font-name-complex="Times New Roman" style:font-size-complex="10pt" style:language-complex="ar" style:country-complex="SA"/>
    </style:style>
    <style:style style:name="T80" style:family="text">
      <style:text-properties style:use-window-font-color="true" style:font-name="Droid Sans" fo:font-size="10pt" style:text-underline-style="none" officeooo:rsid="00ef1f0b" style:font-name-asian="Times New Roman" style:font-size-asian="10pt" style:language-asian="pl" style:country-asian="PL" style:font-name-complex="Times New Roman" style:font-size-complex="10pt" style:language-complex="ar" style:country-complex="SA"/>
    </style:style>
    <style:style style:name="T81" style:family="text">
      <style:text-properties officeooo:rsid="009cb104"/>
    </style:style>
    <style:style style:name="T82" style:family="text">
      <style:text-properties officeooo:rsid="00eac113"/>
    </style:style>
    <style:style style:name="T83" style:family="text">
      <style:text-properties fo:font-weight="normal" style:font-weight-asian="normal" style:font-weight-complex="normal"/>
    </style:style>
    <style:style style:name="T84" style:family="text">
      <style:text-properties fo:font-weight="normal" officeooo:rsid="009cb104" style:font-weight-asian="normal" style:font-weight-complex="normal"/>
    </style:style>
    <style:style style:name="T85" style:family="text">
      <style:text-properties fo:font-weight="normal" officeooo:rsid="005c1364" style:font-weight-asian="normal" style:font-weight-complex="normal"/>
    </style:style>
    <style:style style:name="T86" style:family="text">
      <style:text-properties fo:font-weight="normal" officeooo:rsid="004b459c" style:font-weight-asian="normal" style:font-weight-complex="normal"/>
    </style:style>
    <style:style style:name="T87" style:family="text">
      <style:text-properties fo:font-weight="normal" officeooo:rsid="00cf6ead" style:font-weight-asian="normal" style:font-weight-complex="normal"/>
    </style:style>
    <style:style style:name="T88" style:family="text">
      <style:text-properties fo:font-weight="normal" officeooo:rsid="00cf793b" style:font-weight-asian="normal" style:font-weight-complex="normal"/>
    </style:style>
    <style:style style:name="T89" style:family="text">
      <style:text-properties fo:font-weight="normal" officeooo:rsid="005881ba" style:font-weight-asian="normal" style:font-weight-complex="normal"/>
    </style:style>
    <style:style style:name="T90" style:family="text">
      <style:text-properties fo:font-weight="normal" officeooo:rsid="0053db6f" style:font-weight-asian="normal" style:font-weight-complex="normal"/>
    </style:style>
    <style:style style:name="T91" style:family="text">
      <style:text-properties fo:font-weight="normal" officeooo:rsid="00965820" style:font-weight-asian="normal" style:font-weight-complex="normal"/>
    </style:style>
    <style:style style:name="T92" style:family="text">
      <style:text-properties fo:font-weight="normal" officeooo:rsid="005d3c1f" style:font-weight-asian="normal" style:font-weight-complex="normal"/>
    </style:style>
    <style:style style:name="T93" style:family="text">
      <style:text-properties fo:font-weight="normal" officeooo:rsid="01b76e16" style:font-weight-asian="normal" style:font-weight-complex="normal"/>
    </style:style>
    <style:style style:name="T94" style:family="text">
      <style:text-properties fo:font-weight="normal" officeooo:rsid="005b5d49" style:font-weight-asian="normal" style:font-weight-complex="normal"/>
    </style:style>
    <style:style style:name="T95" style:family="text">
      <style:text-properties fo:font-weight="normal" officeooo:rsid="02fa8395" style:font-weight-asian="normal" style:font-weight-complex="normal"/>
    </style:style>
    <style:style style:name="T96" style:family="text">
      <style:text-properties fo:font-weight="normal" officeooo:rsid="03856ee5" style:font-weight-asian="normal" style:font-weight-complex="normal"/>
    </style:style>
    <style:style style:name="T97" style:family="text">
      <style:text-properties fo:font-weight="normal" officeooo:rsid="03993a4b" style:font-weight-asian="normal" style:font-weight-complex="normal"/>
    </style:style>
    <style:style style:name="T98" style:family="text">
      <style:text-properties fo:font-weight="normal" officeooo:rsid="03a08c18" style:font-weight-asian="normal" style:font-weight-complex="normal"/>
    </style:style>
    <style:style style:name="T99" style:family="text">
      <style:text-properties fo:font-weight="normal" officeooo:rsid="03a0d177" style:font-weight-asian="normal" style:font-weight-complex="normal"/>
    </style:style>
    <style:style style:name="T100" style:family="text">
      <style:text-properties fo:font-weight="normal" officeooo:rsid="03ab9fff" style:font-weight-asian="normal" style:font-weight-complex="normal"/>
    </style:style>
    <style:style style:name="T101" style:family="text">
      <style:text-properties fo:font-weight="normal" officeooo:rsid="01c17717" style:font-weight-asian="normal" style:font-weight-complex="normal"/>
    </style:style>
    <style:style style:name="T102" style:family="text">
      <style:text-properties fo:font-weight="normal" officeooo:rsid="03acc4b7" style:font-weight-asian="normal" style:font-weight-complex="normal"/>
    </style:style>
    <style:style style:name="T103" style:family="text">
      <style:text-properties fo:font-weight="normal" officeooo:rsid="03b21dc7" style:font-weight-asian="normal" style:font-weight-complex="normal"/>
    </style:style>
    <style:style style:name="T104" style:family="text">
      <style:text-properties fo:font-weight="normal" officeooo:rsid="03b4d09f" style:font-weight-asian="normal" style:font-weight-complex="normal"/>
    </style:style>
    <style:style style:name="T105" style:family="text">
      <style:text-properties fo:font-weight="normal" officeooo:rsid="03b68f32" style:font-weight-asian="normal" style:font-weight-complex="normal"/>
    </style:style>
    <style:style style:name="T106" style:family="text">
      <style:text-properties fo:font-weight="normal" officeooo:rsid="03b84a3e" style:font-weight-asian="normal" style:font-weight-complex="normal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officeooo:rsid="005881ba" style:font-weight-asian="bold" style:font-weight-complex="bold"/>
    </style:style>
    <style:style style:name="T109" style:family="text">
      <style:text-properties fo:font-weight="bold" officeooo:rsid="005c1364" style:font-weight-asian="bold" style:font-weight-complex="bold"/>
    </style:style>
    <style:style style:name="T110" style:family="text">
      <style:text-properties fo:font-weight="bold" officeooo:rsid="004b459c" style:font-weight-asian="bold" style:font-weight-complex="bold"/>
    </style:style>
    <style:style style:name="T111" style:family="text">
      <style:text-properties fo:font-weight="bold" officeooo:rsid="00b4db3b" style:font-weight-asian="bold" style:font-weight-complex="bold"/>
    </style:style>
    <style:style style:name="T112" style:family="text">
      <style:text-properties fo:font-weight="bold" officeooo:rsid="0053db6f" style:font-weight-asian="bold" style:font-weight-complex="bold"/>
    </style:style>
    <style:style style:name="T113" style:family="text">
      <style:text-properties fo:font-weight="bold" officeooo:rsid="00eac113" style:font-weight-asian="bold" style:font-weight-complex="bold"/>
    </style:style>
    <style:style style:name="T114" style:family="text">
      <style:text-properties fo:font-weight="bold" officeooo:rsid="0088eb88" style:font-weight-asian="bold" style:font-weight-complex="bold"/>
    </style:style>
    <style:style style:name="T115" style:family="text">
      <style:text-properties fo:font-weight="bold" officeooo:rsid="00d2f908" style:font-weight-asian="bold" style:font-weight-complex="bold"/>
    </style:style>
    <style:style style:name="T116" style:family="text">
      <style:text-properties fo:font-weight="bold" officeooo:rsid="004d6954" style:font-weight-asian="bold" style:font-weight-complex="bold"/>
    </style:style>
    <style:style style:name="T117" style:family="text">
      <style:text-properties fo:font-weight="bold" officeooo:rsid="015f8d3c" style:font-weight-asian="bold" style:font-weight-complex="bold"/>
    </style:style>
    <style:style style:name="T118" style:family="text">
      <style:text-properties fo:font-weight="bold" officeooo:rsid="01bc8050" style:font-weight-asian="bold" style:font-weight-complex="bold"/>
    </style:style>
    <style:style style:name="T119" style:family="text">
      <style:text-properties fo:font-weight="bold" officeooo:rsid="01d1278f" style:font-weight-asian="bold" style:font-weight-complex="bold"/>
    </style:style>
    <style:style style:name="T120" style:family="text">
      <style:text-properties fo:font-weight="bold" officeooo:rsid="02f4ed54" style:font-weight-asian="bold" style:font-weight-complex="bold"/>
    </style:style>
    <style:style style:name="T121" style:family="text">
      <style:text-properties fo:font-weight="bold" officeooo:rsid="03ab9fff" style:font-weight-asian="bold" style:font-weight-complex="bold"/>
    </style:style>
    <style:style style:name="T122" style:family="text">
      <style:text-properties fo:font-weight="bold" officeooo:rsid="03b84a3e" style:font-weight-asian="bold" style:font-weight-complex="bold"/>
    </style:style>
    <style:style style:name="T123" style:family="text">
      <style:text-properties officeooo:rsid="00bf1b80"/>
    </style:style>
    <style:style style:name="T124" style:family="text">
      <style:text-properties officeooo:rsid="0057c78d" style:font-name-complex="Tahoma"/>
    </style:style>
    <style:style style:name="T125" style:family="text">
      <style:text-properties officeooo:rsid="012bbe0d" style:font-name-complex="Tahoma"/>
    </style:style>
    <style:style style:name="T126" style:family="text">
      <style:text-properties officeooo:rsid="0180e063" style:font-name-complex="Tahoma"/>
    </style:style>
    <style:style style:name="T127" style:family="text">
      <style:text-properties officeooo:rsid="01825b5e" style:font-name-complex="Tahoma"/>
    </style:style>
    <style:style style:name="T128" style:family="text">
      <style:text-properties officeooo:rsid="005881ba"/>
    </style:style>
    <style:style style:name="T129" style:family="text">
      <style:text-properties officeooo:rsid="00597a46"/>
    </style:style>
    <style:style style:name="T130" style:family="text">
      <style:text-properties officeooo:rsid="005c1364"/>
    </style:style>
    <style:style style:name="T131" style:family="text">
      <style:text-properties officeooo:rsid="00a40655"/>
    </style:style>
    <style:style style:name="T132" style:family="text">
      <style:text-properties officeooo:rsid="00755bca"/>
    </style:style>
    <style:style style:name="T133" style:family="text">
      <style:text-properties officeooo:rsid="003354f6"/>
    </style:style>
    <style:style style:name="T134" style:family="text">
      <style:text-properties officeooo:rsid="00561e1d"/>
    </style:style>
    <style:style style:name="T135" style:family="text">
      <style:text-properties officeooo:rsid="00cfd6b2"/>
    </style:style>
    <style:style style:name="T136" style:family="text">
      <style:text-properties officeooo:rsid="01242dae"/>
    </style:style>
    <style:style style:name="T137" style:family="text">
      <style:text-properties officeooo:rsid="01476f7d"/>
    </style:style>
    <style:style style:name="T138" style:family="text">
      <style:text-properties officeooo:rsid="0162fcde"/>
    </style:style>
    <style:style style:name="T139" style:family="text">
      <style:text-properties officeooo:rsid="0174fe22"/>
    </style:style>
    <style:style style:name="T140" style:family="text">
      <style:text-properties officeooo:rsid="01851a61"/>
    </style:style>
    <style:style style:name="T141" style:family="text">
      <style:text-properties officeooo:rsid="019a784a"/>
    </style:style>
    <style:style style:name="T142" style:family="text">
      <style:text-properties officeooo:rsid="019dfb00"/>
    </style:style>
    <style:style style:name="T143" style:family="text">
      <style:text-properties officeooo:rsid="01a01f2e"/>
    </style:style>
    <style:style style:name="T144" style:family="text">
      <style:text-properties officeooo:rsid="01dd5ee3"/>
    </style:style>
    <style:style style:name="T145" style:family="text">
      <style:text-properties officeooo:rsid="01de7a5e"/>
    </style:style>
    <style:style style:name="T146" style:family="text">
      <style:text-properties officeooo:rsid="01e20ee0"/>
    </style:style>
    <style:style style:name="T147" style:family="text">
      <style:text-properties officeooo:rsid="01e696a2"/>
    </style:style>
    <style:style style:name="T148" style:family="text">
      <style:text-properties officeooo:rsid="01e71164"/>
    </style:style>
    <style:style style:name="T149" style:family="text">
      <style:text-properties officeooo:rsid="01fa858b"/>
    </style:style>
    <style:style style:name="T150" style:family="text">
      <style:text-properties officeooo:rsid="0201cb7e"/>
    </style:style>
    <style:style style:name="T151" style:family="text">
      <style:text-properties officeooo:rsid="021901fa"/>
    </style:style>
    <style:style style:name="T152" style:family="text">
      <style:text-properties officeooo:rsid="02245310"/>
    </style:style>
    <style:style style:name="T153" style:family="text">
      <style:text-properties officeooo:rsid="0235b935"/>
    </style:style>
    <style:style style:name="T154" style:family="text">
      <style:text-properties officeooo:rsid="0236a95f"/>
    </style:style>
    <style:style style:name="T155" style:family="text">
      <style:text-properties officeooo:rsid="02385639"/>
    </style:style>
    <style:style style:name="T156" style:family="text">
      <style:text-properties officeooo:rsid="023a2691"/>
    </style:style>
    <style:style style:name="T157" style:family="text">
      <style:text-properties officeooo:rsid="024be7e1"/>
    </style:style>
    <style:style style:name="T158" style:family="text">
      <style:text-properties officeooo:rsid="025fe2bb"/>
    </style:style>
    <style:style style:name="T159" style:family="text">
      <style:text-properties officeooo:rsid="0269f31e"/>
    </style:style>
    <style:style style:name="T160" style:family="text">
      <style:text-properties officeooo:rsid="027046ec"/>
    </style:style>
    <style:style style:name="T161" style:family="text">
      <style:text-properties officeooo:rsid="02799e9b"/>
    </style:style>
    <style:style style:name="T162" style:family="text">
      <style:text-properties officeooo:rsid="02998bb8"/>
    </style:style>
    <style:style style:name="T163" style:family="text">
      <style:text-properties officeooo:rsid="02a5030b"/>
    </style:style>
    <style:style style:name="T164" style:family="text">
      <style:text-properties fo:font-size="10pt" style:font-size-asian="10pt" style:font-size-complex="10pt"/>
    </style:style>
    <style:style style:name="T165" style:family="text">
      <style:text-properties fo:font-size="10pt" officeooo:rsid="021cc6c7" style:font-size-asian="10pt" style:font-size-complex="10pt"/>
    </style:style>
    <style:style style:name="T166" style:family="text">
      <style:text-properties fo:font-size="10pt" fo:font-weight="bold" style:font-size-asian="10pt" style:font-weight-asian="bold" style:font-size-complex="10pt" style:font-weight-complex="bold"/>
    </style:style>
    <style:style style:name="T167" style:family="text">
      <style:text-properties fo:font-size="10pt" fo:font-weight="bold" officeooo:rsid="021cc6c7" style:font-size-asian="10pt" style:font-weight-asian="bold" style:font-size-complex="10pt" style:font-weight-complex="bold"/>
    </style:style>
    <style:style style:name="T168" style:family="text">
      <style:text-properties fo:font-size="10pt" fo:font-weight="bold" officeooo:rsid="034ebdbc" style:font-size-asian="10pt" style:font-weight-asian="bold" style:font-size-complex="10pt" style:font-weight-complex="bold"/>
    </style:style>
    <style:style style:name="T169" style:family="text">
      <style:text-properties officeooo:rsid="02c70d22"/>
    </style:style>
    <style:style style:name="T170" style:family="text">
      <style:text-properties officeooo:rsid="02ca5ee4"/>
    </style:style>
    <style:style style:name="T171" style:family="text">
      <style:text-properties officeooo:rsid="02d7953d"/>
    </style:style>
    <style:style style:name="T172" style:family="text">
      <style:text-properties officeooo:rsid="02dd7d4c"/>
    </style:style>
    <style:style style:name="T173" style:family="text">
      <style:text-properties officeooo:rsid="02df7601"/>
    </style:style>
    <style:style style:name="T174" style:family="text">
      <style:text-properties officeooo:rsid="032056d1"/>
    </style:style>
    <style:style style:name="T175" style:family="text">
      <style:text-properties officeooo:rsid="032f54d8"/>
    </style:style>
    <style:style style:name="T176" style:family="text">
      <style:text-properties officeooo:rsid="03331c81"/>
    </style:style>
    <style:style style:name="T177" style:family="text">
      <style:text-properties officeooo:rsid="033bb657"/>
    </style:style>
    <style:style style:name="T178" style:family="text">
      <style:text-properties officeooo:rsid="033f3e72"/>
    </style:style>
    <style:style style:name="T179" style:family="text">
      <style:text-properties officeooo:rsid="034778ba"/>
    </style:style>
    <style:style style:name="T180" style:family="text">
      <style:text-properties style:text-underline-style="solid" style:text-underline-width="auto" style:text-underline-color="font-color" officeooo:rsid="02a5030b"/>
    </style:style>
    <style:style style:name="T181" style:family="text">
      <style:text-properties style:text-underline-style="solid" style:text-underline-width="auto" style:text-underline-color="font-color" officeooo:rsid="034be678"/>
    </style:style>
    <style:style style:name="T182" style:family="text">
      <style:text-properties officeooo:rsid="0361ebbc"/>
    </style:style>
    <style:style style:name="T183" style:family="text">
      <style:text-properties officeooo:rsid="03747fb5"/>
    </style:style>
    <style:style style:name="T184" style:family="text">
      <style:text-properties officeooo:rsid="03776c45"/>
    </style:style>
    <style:style style:name="T185" style:family="text">
      <style:text-properties officeooo:rsid="0384fadf"/>
    </style:style>
    <style:style style:name="T186" style:family="text">
      <style:text-properties officeooo:rsid="0387287e"/>
    </style:style>
    <style:style style:name="T187" style:family="text">
      <style:text-properties officeooo:rsid="03a1f1f5"/>
    </style:style>
    <style:style style:name="T188" style:family="text">
      <style:text-properties officeooo:rsid="03afaf97"/>
    </style:style>
    <style:style style:name="T189" style:family="text">
      <style:text-properties officeooo:rsid="03b1bf78"/>
    </style:style>
    <style:style style:name="T190" style:family="text">
      <style:text-properties officeooo:rsid="03b4d09f"/>
    </style:style>
    <style:style style:name="T191" style:family="text">
      <style:text-properties officeooo:rsid="03c303bf"/>
    </style:style>
    <style:style style:name="T192" style:family="text">
      <style:text-properties officeooo:rsid="03c9ae09"/>
    </style:style>
    <style:style style:name="T193" style:family="text">
      <style:text-properties officeooo:rsid="03cba1a9"/>
    </style:style>
    <style:style style:name="T194" style:family="text">
      <style:text-properties officeooo:rsid="03da0ac2"/>
    </style:style>
    <style:style style:name="T195" style:family="text">
      <style:text-properties officeooo:rsid="03e5456b"/>
    </style:style>
    <style:style style:name="T196" style:family="text">
      <style:text-properties officeooo:rsid="03ef49ec"/>
    </style:style>
    <style:style style:name="T197" style:family="text">
      <style:text-properties officeooo:rsid="03f2b6bb"/>
    </style:style>
    <style:style style:name="T198" style:family="text">
      <style:text-properties officeooo:rsid="03faa856"/>
    </style:style>
    <style:style style:name="T199" style:family="text">
      <style:text-properties officeooo:rsid="03fcf806"/>
    </style:style>
    <style:style style:name="T200" style:family="text">
      <style:text-properties officeooo:rsid="03fe6830"/>
    </style:style>
    <style:style style:name="T201" style:family="text">
      <style:text-properties officeooo:rsid="03ff5c32"/>
    </style:style>
    <style:style style:name="T202" style:family="text">
      <style:text-properties officeooo:rsid="04002000"/>
    </style:style>
    <style:style style:name="T203" style:family="text">
      <style:text-properties officeooo:rsid="04025e1d"/>
    </style:style>
    <style:style style:name="T204" style:family="text">
      <style:text-properties officeooo:rsid="0402f9e7"/>
    </style:style>
    <style:style style:name="T205" style:family="text">
      <style:text-properties officeooo:rsid="040451b0"/>
    </style:style>
    <style:style style:name="T206" style:family="text">
      <style:text-properties officeooo:rsid="0405d5a0"/>
    </style:style>
    <style:style style:name="T207" style:family="text">
      <style:text-properties officeooo:rsid="04065543"/>
    </style:style>
    <style:style style:name="T208" style:family="text">
      <style:text-properties officeooo:rsid="0408fa74"/>
    </style:style>
    <style:style style:name="T209" style:family="text">
      <style:text-properties officeooo:rsid="040b01a1"/>
    </style:style>
    <style:style style:name="T210" style:family="text">
      <style:text-properties officeooo:rsid="04140a4a"/>
    </style:style>
    <style:style style:name="T211" style:family="text">
      <style:text-properties officeooo:rsid="0419186f"/>
    </style:style>
    <style:style style:name="T212" style:family="text">
      <style:text-properties officeooo:rsid="041be190"/>
    </style:style>
    <style:style style:name="T213" style:family="text">
      <style:text-properties officeooo:rsid="04248374"/>
    </style:style>
    <style:style style:name="T214" style:family="text">
      <style:text-properties officeooo:rsid="042674f3"/>
    </style:style>
    <style:style style:name="T215" style:family="text">
      <style:text-properties officeooo:rsid="04268b28"/>
    </style:style>
    <style:style style:name="T216" style:family="text">
      <style:text-properties officeooo:rsid="042d41d6"/>
    </style:style>
    <style:style style:name="T217" style:family="text">
      <style:text-properties officeooo:rsid="0430b80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199cm" fo:text-indent="-0.635cm" fo:margin-left="0.1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34cm" fo:text-indent="-0.635cm" fo:margin-left="0.83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2" office:value-type="string">
            <text:p text:style-name="P12">Pawe<text:span text:style-name="T169">ł</text:span> Jackowski</text:p>
          </table:table-cell>
          <table:covered-table-cell/>
          <table:table-cell table:style-name="Table1.C1" office:value-type="string">
            <text:p text:style-name="P66">pjackowski@gmail.com</text:p>
            <text:p text:style-name="P66">paweljackowski.com</text:p>
            <text:p text:style-name="P66">github.com/pjackowski</text:p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table:number-columns-spanned="2" office:value-type="string">
            <text:p text:style-name="P6"/>
          </table:table-cell>
          <table:covered-table-cell/>
        </table:table-row>
        <table:table-row table:style-name="Table1.3">
          <table:table-cell table:style-name="Table1.A2" office:value-type="string">
            <text:p text:style-name="P23">Career</text:p>
          </table:table-cell>
          <table:table-cell table:style-name="Table1.A2" table:number-columns-spanned="2" office:value-type="string">
            <text:p text:style-name="P11"/>
          </table:table-cell>
          <table:covered-table-cell/>
        </table:table-row>
        <table:table-row>
          <table:table-cell table:style-name="Table1.A4" office:value-type="string">
            <text:p text:style-name="P13">2019.0<text:span text:style-name="T139">8</text:span></text:p>
            <text:p text:style-name="P14"><text:span text:style-name="T177">(</text:span>3mo<text:span text:style-name="T179">)</text:span></text:p>
            <text:p text:style-name="P13">2019.0<text:span text:style-name="T139">5</text:span></text:p>
          </table:table-cell>
          <table:table-cell table:style-name="Table1.A2" table:number-columns-spanned="2" office:value-type="string">
            <text:p text:style-name="P41"><text:span text:style-name="T107">EDUCATION</text:span>, <text:span text:style-name="T107">OSCP (Offensive Security Certified Professional)</text:span> – <text:span text:style-name="T148">certification</text:span> in progress. I have finished two months of labs, plus one month of preparation, 650+ hours in total. I am planning to take the exam by the end of <text:span text:style-name="T149">the year</text:span>.</text:p>
          </table:table-cell>
          <table:covered-table-cell/>
        </table:table-row>
        <table:table-row>
          <table:table-cell table:style-name="Table1.A2" office:value-type="string">
            <text:p text:style-name="P13"/>
          </table:table-cell>
          <table:table-cell table:style-name="Table1.A2" table:number-columns-spanned="2" office:value-type="string">
            <text:p text:style-name="P3"/>
          </table:table-cell>
          <table:covered-table-cell/>
        </table:table-row>
        <table:table-row>
          <table:table-cell table:style-name="Table1.A4" office:value-type="string">
            <text:p text:style-name="P15">2019.04</text:p>
            <text:p text:style-name="P19"><text:span text:style-name="T178">(</text:span>3y<text:span text:style-name="T178">)</text:span></text:p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8">201<text:span text:style-name="T135">6.</text:span>0<text:span text:style-name="T135">4</text:span></text:p>
          </table:table-cell>
          <table:table-cell table:style-name="Table1.A2" table:number-columns-spanned="2" office:value-type="string">
            <text:p text:style-name="P61"><text:span text:style-name="T107">STORYFUL</text:span><text:span text:style-name="T83">, </text:span><text:bookmark-start text:name="__DdeLink__982_1347114005"/><text:span text:style-name="T119">I</text:span><text:span text:style-name="T42">nformation </text:span><text:span text:style-name="T107">Security Engineer</text:span><text:bookmark-end text:name="__DdeLink__982_1347114005"/> – I have been part of <text:span text:style-name="T162">the </text:span>two-member infosec team and I have been responsible for all technical aspects of <text:span text:style-name="T192">information </text:span>security. I <text:span text:style-name="T193">c</text:span>lean<text:span text:style-name="T193">ed</text:span> up 5 years of <text:span text:style-name="T155">security </text:span>debt and online artefacts that have become a security risk <text:span text:style-name="T193">to the o</text:span>rganization. <text:span text:style-name="T156">I have developed Yubikey toolkit and delivered keys to dev and devops teams as a preferred strong authentication method.</text:span></text:p>
            <text:p text:style-name="P64">Responsibilities:</text:p>
            <text:list xml:id="list2983025965" text:style-name="L1">
              <text:list-item>
                <text:p text:style-name="P73"><text:span text:style-name="T160">r</text:span>eview<text:span text:style-name="T197">ed </text:span>web applications for security vulnerabilities <text:span text:style-name="T210">and maintained security backlog</text:span></text:p>
              </text:list-item>
              <text:list-item>
                <text:p text:style-name="P75">perform<text:span text:style-name="T197">ed </text:span>vulnerability <text:span text:style-name="T159">assessments</text:span>: <text:span text:style-name="T160">static code analysis, </text:span>password audits, cloud security review, <text:span text:style-name="T197">local </text:span>network audits, <text:span text:style-name="T171">web application scanning, OSINT recon</text:span></text:p>
              </text:list-item>
              <text:list-item>
                <text:p text:style-name="P67"><text:span text:style-name="T198">provided security expertise during migration to AWS and cloud </text:span>infrastructure <text:span text:style-name="T194">changes</text:span></text:p>
              </text:list-item>
              <text:list-item>
                <text:p text:style-name="P80">assisted the team <text:span text:style-name="T199">in </text:span>GDPR <text:span text:style-name="T200">compliance project</text:span></text:p>
              </text:list-item>
              <text:list-item>
                <text:p text:style-name="P81"><text:span text:style-name="T153">worked with </text:span>external security researchers <text:span text:style-name="T154">on bug reports</text:span></text:p>
              </text:list-item>
              <text:list-item>
                <text:p text:style-name="P76"><text:span text:style-name="T211">provided </text:span>hard<text:span text:style-name="T211">ening policies for </text:span>Linux, Windows and <text:span text:style-name="T216">m</text:span>acOS machines</text:p>
              </text:list-item>
              <text:list-item>
                <text:p text:style-name="P68">assist<text:span text:style-name="T201">ed</text:span> the <text:span text:style-name="T216">D</text:span>ev<text:span text:style-name="T216">O</text:span>ps team, security champions <text:span text:style-name="T202">and software engineers in day to day tasks and </text:span>SDLC</text:p>
              </text:list-item>
              <text:list-item>
                <text:p text:style-name="P69"><text:span text:style-name="T152">provided </text:span>security <text:span text:style-name="T152">awareness training and </text:span>education <text:span text:style-name="T172">to all employees</text:span></text:p>
              </text:list-item>
              <text:list-item>
                <text:p text:style-name="P77"><text:span text:style-name="T203">reported </text:span>on security KPIs <text:span text:style-name="T161">and security scorecard</text:span></text:p>
              </text:list-item>
              <text:list-item>
                <text:p text:style-name="P70"><text:span text:style-name="T204">provided </text:span>feedback on security <text:span text:style-name="T173">during </text:span>internal and external audits</text:p>
              </text:list-item>
              <text:list-item>
                <text:p text:style-name="P71">respond<text:span text:style-name="T205">ed</text:span> to incident<text:span text:style-name="T212">s</text:span> <text:span text:style-name="T206">and performed internal investigations</text:span></text:p>
              </text:list-item>
              <text:list-item>
                <text:p text:style-name="P74"><text:span text:style-name="T212">monitored logs for end-points and network </text:span>alerts</text:p>
              </text:list-item>
              <text:list-item>
                <text:p text:style-name="P78">perform<text:span text:style-name="T206">ed </text:span>occasional malware analysis <text:span text:style-name="T183">and threat hunting</text:span></text:p>
              </text:list-item>
              <text:list-item>
                <text:p text:style-name="P82">enrolled strong authentication <text:span text:style-name="T209">with </text:span>Yubikey<text:span text:style-name="T208">s and built Yubikey toolkit</text:span></text:p>
              </text:list-item>
              <text:list-item>
                <text:p text:style-name="P85">integrated SaaS platforms with <text:span text:style-name="T217">a </text:span>third-party identity management <text:span text:style-name="T213">solution</text:span></text:p>
              </text:list-item>
              <text:list-item>
                <text:p text:style-name="P83"><text:span text:style-name="T214">integrated SaaS platforms with CASB service and set up </text:span>DLP <text:span text:style-name="T195">policies</text:span></text:p>
              </text:list-item>
              <text:list-item>
                <text:p text:style-name="P72">assist<text:span text:style-name="T206">ed in employee </text:span>recertification</text:p>
              </text:list-item>
              <text:list-item>
                <text:p text:style-name="P79"><text:span text:style-name="T215">assisted in </text:span>third-party <text:span text:style-name="T215">vendor assessments</text:span></text:p>
              </text:list-item>
            </text:list>
          </table:table-cell>
          <table:covered-table-cell/>
        </table:table-row>
        <table:table-row>
          <table:table-cell table:style-name="Table1.A2" office:value-type="string">
            <text:p text:style-name="P15"/>
          </table:table-cell>
          <table:table-cell table:style-name="Table1.A2" table:number-columns-spanned="2" office:value-type="string">
            <text:p text:style-name="P4"/>
          </table:table-cell>
          <table:covered-table-cell/>
        </table:table-row>
        <table:table-row>
          <table:table-cell table:style-name="Table1.A4" office:value-type="string">
            <text:p text:style-name="P16">2016.03</text:p>
            <text:p text:style-name="P20">(1y <text:span text:style-name="T141">7mo</text:span>)</text:p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17">201<text:span text:style-name="T133">4.</text:span>0<text:span text:style-name="T133">9</text:span></text:p>
          </table:table-cell>
          <table:table-cell table:style-name="Table1.A2" table:number-columns-spanned="2" office:value-type="string">
            <text:p text:style-name="P60"><text:span text:style-name="T107">STORYFUL</text:span>, <text:span text:style-name="T107">Front-end Developer</text:span> – I developed front-end for key client-facing product – Newswire. I provided feedback on designs, assisted in interviews with internal users and facilitated the agile process in a team <text:span text:style-name="T188">in the early days </text:span>without full-time <text:span text:style-name="T189">s</text:span>crum <text:span text:style-name="T189">m</text:span>aster. <text:span text:style-name="T163">Three years after I had transitioned to infosec role I was still top Newswire contributor in commit count according to git logs.</text:span></text:p>
            <text:p text:style-name="P60"><text:span text:style-name="T180">Web app </text:span><text:span text:style-name="T181">details</text:span><text:span text:style-name="T180">:</text:span></text:p>
            <text:list xml:id="list194319771449821" text:continue-numbering="true" text:style-name="L1">
              <text:list-item>
                <text:p text:style-name="P87"><text:span text:style-name="T94">single page </text:span><text:span text:style-name="T89">app </text:span><text:span text:style-name="T93">in </text:span><text:span text:style-name="T107">Angular</text:span><text:span text:style-name="T83">,</text:span> <text:span text:style-name="T107">HTML5</text:span><text:span text:style-name="T83">, </text:span><text:span text:style-name="T107">HAML</text:span><text:span text:style-name="T83"> templates </text:span><text:span text:style-name="T103">and </text:span><text:span text:style-name="T120">SASS</text:span></text:p>
              </text:list-item>
              <text:list-item>
                <text:p text:style-name="P88"><text:span text:style-name="T118">Ruby on </text:span><text:span text:style-name="T107">Rails</text:span><text:span text:style-name="T83"> </text:span>API <text:span text:style-name="T190">with </text:span><text:span text:style-name="T95">S</text:span><text:span text:style-name="T104">prockets </text:span><text:span text:style-name="T95">based </text:span><text:span text:style-name="T105">JS </text:span><text:span text:style-name="T104">assets pipeline </text:span><text:span text:style-name="T106">and </text:span><text:span text:style-name="T122">PostgreSQL</text:span><text:span text:style-name="T106"> as a </text:span><text:span text:style-name="T101">database</text:span></text:p>
              </text:list-item>
              <text:list-item>
                <text:p text:style-name="P86"><text:span text:style-name="T107">Websockets</text:span> via Pusher</text:p>
              </text:list-item>
            </text:list>
            <text:p text:style-name="P42"><text:span text:style-name="T53">I volunteered as </text:span><text:span text:style-name="T64">a </text:span><text:span text:style-name="T53">speaker </text:span><text:span text:style-name="T35">and </text:span><text:span text:style-name="T36">prepared</text:span><text:span text:style-name="T33"> presentations covering </text:span><text:span text:style-name="T38">t</text:span><text:span text:style-name="T33">opics related to </text:span><text:span text:style-name="T42">information </text:span><text:span text:style-name="T39">security</text:span><text:span text:style-name="T53">, </text:span><text:span text:style-name="T51">software </text:span><text:span text:style-name="T39">development</text:span><text:span text:style-name="T53">, </text:span><text:span text:style-name="T49">Linux</text:span><text:span text:style-name="T62">, </text:span><text:span text:style-name="T50">3D printing</text:span><text:span text:style-name="T63">, </text:span><text:span text:style-name="T47">robotics</text:span><text:span text:style-name="T60"> </text:span><text:span text:style-name="T61">and </text:span><text:span text:style-name="T48">drones</text:span><text:span text:style-name="T61">.</text:span></text:p>
          </table:table-cell>
          <table:covered-table-cell/>
        </table:table-row>
        <table:table-row>
          <table:table-cell table:style-name="Table1.A2" office:value-type="string">
            <text:p text:style-name="P16"/>
          </table:table-cell>
          <table:table-cell table:style-name="Table1.A2" table:number-columns-spanned="2" office:value-type="string">
            <text:p text:style-name="P7"/>
          </table:table-cell>
          <table:covered-table-cell/>
        </table:table-row>
        <table:table-row>
          <table:table-cell table:style-name="Table1.A4" office:value-type="string">
            <text:p text:style-name="P25">201<text:span text:style-name="T133">4.</text:span>0<text:span text:style-name="T133">8</text:span></text:p>
            <text:p text:style-name="P32">(<text:span text:style-name="T140">1y 2mo</text:span>)</text:p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25">2013.0<text:span text:style-name="T81">6</text:span></text:p>
          </table:table-cell>
          <table:table-cell table:style-name="Table1.A2" table:number-columns-spanned="2" office:value-type="string">
            <text:p text:style-name="P59"><text:span text:style-name="T113">AMDOCS</text:span><text:bookmark-start text:name="__DdeLink__700_1694548088"/><text:span text:style-name="T82">, </text:span><text:span text:style-name="T113">Senior Software Developer</text:span><text:span text:style-name="T84"> </text:span><text:span text:style-name="T1">– </text:span><text:span text:style-name="T12">I </text:span><text:span text:style-name="T28">developed with team </text:span><text:span text:style-name="T19">two PhoneGap </text:span><text:span text:style-name="T3">HTML5 hybrid </text:span><text:span text:style-name="T2">mobile </text:span><text:span text:style-name="T29">app</text:span><text:span text:style-name="T30">s</text:span><text:span text:style-name="T20"> </text:span><text:span text:style-name="T13">for smartphones and tablets.</text:span></text:p>
            <text:p text:style-name="P59"><text:span text:style-name="T68">Mobile </text:span><text:span text:style-name="T67">app</text:span><text:span text:style-name="T69">s</text:span><text:span text:style-name="T68"> details</text:span><text:span text:style-name="T67">:</text:span></text:p>
            <text:list xml:id="list3701889188" text:style-name="L2">
              <text:list-item>
                <text:p text:style-name="P94"><text:span text:style-name="T78">single page </text:span><text:span text:style-name="T73">app</text:span><text:span text:style-name="T74">s</text:span><text:span text:style-name="T78"> </text:span><text:span text:style-name="T79">in</text:span><text:span text:style-name="T72"> </text:span><text:span text:style-name="T70">jQuery/jQuery Mobile</text:span><text:span text:style-name="T75">, </text:span><text:span text:style-name="T76">Knockout.js </text:span><text:span text:style-name="T75">(MVVM)</text:span><text:span text:style-name="T72">, </text:span><text:span text:style-name="T70">HTML5</text:span><text:span text:style-name="T72"> </text:span><text:span text:style-name="T77">and</text:span><text:span text:style-name="T80"> </text:span><text:span text:style-name="T71">SASS</text:span></text:p>
              </text:list-item>
              <text:list-item>
                <text:p text:style-name="P95"><text:span text:style-name="T110">Qunit</text:span><text:span text:style-name="T86"> </text:span><text:span text:style-name="T97">t</text:span><text:span text:style-name="T96">ests </text:span><text:span text:style-name="T98">and </text:span><text:span text:style-name="T123">continuous-integration with </text:span><text:span text:style-name="T107">Jenkins</text:span></text:p>
              </text:list-item>
              <text:list-item>
                <text:p text:style-name="P96"><text:span text:style-name="T99">modern front-end </text:span><text:span text:style-name="T117">Grunt </text:span><text:span text:style-name="T59">workflow</text:span></text:p>
              </text:list-item>
            </text:list>
            <text:p text:style-name="P43"><text:span text:style-name="T187">In addition, </text:span><text:bookmark-start text:name="__DdeLink__698_1694548088"/>I <text:span text:style-name="T138">have been </text:span>involved in <text:span text:style-name="T142">a </text:span>weekend project <text:span text:style-name="T187">in </text:span><text:span text:style-name="T39">Angular, </text:span><text:span text:style-name="T40">Bootstrap</text:span><text:span text:style-name="T41"> </text:span><text:span text:style-name="T34">and </text:span><text:span text:style-name="T39">Node.js</text:span><text:bookmark-end text:name="__DdeLink__698_1694548088"/><text:bookmark-end text:name="__DdeLink__700_1694548088"/><text:span text:style-name="T65">. </text:span><text:bookmark-start text:name="__DdeLink__702_1694548088"/><text:span text:style-name="T53">I </text:span><text:span text:style-name="T66">also </text:span><text:span text:style-name="T53">volunteered as </text:span><text:span text:style-name="T64">a </text:span><text:span text:style-name="T53">speaker, </text:span><text:span text:style-name="T66">and </text:span><text:span text:style-name="T36">prepared</text:span><text:span text:style-name="T33"> presentations covering topics related to </text:span><text:span text:style-name="T42">information </text:span><text:span text:style-name="T39">security </text:span><text:span text:style-name="T33">and </text:span><text:span text:style-name="T39">modern </text:span><text:span text:style-name="T43">front-end </text:span><text:span text:style-name="T39">development</text:span><text:span text:style-name="T33">.</text:span><text:bookmark-end text:name="__DdeLink__702_1694548088"/></text:p>
          </table:table-cell>
          <table:covered-table-cell/>
        </table:table-row>
        <table:table-row>
          <table:table-cell table:style-name="Table1.A4" office:value-type="string">
            <text:p text:style-name="P25"/>
          </table:table-cell>
          <table:table-cell table:style-name="Table1.A2" table:number-columns-spanned="2" office:value-type="string">
            <text:p text:style-name="P59"/>
          </table:table-cell>
          <table:covered-table-cell/>
        </table:table-row>
        <table:table-row>
          <table:table-cell table:style-name="Table1.A4" office:value-type="string">
            <text:p text:style-name="P25"><text:span text:style-name="T124">2013.0</text:span><text:span text:style-name="T125">5</text:span></text:p>
            <text:p text:style-name="P33"><text:span text:style-name="T125">(</text:span><text:span text:style-name="T126">3</text:span><text:span text:style-name="T125">mo)</text:span></text:p>
            <text:p text:style-name="P25"><text:span text:style-name="T124">2013.0</text:span><text:span text:style-name="T127">3</text:span></text:p>
          </table:table-cell>
          <table:table-cell table:style-name="Table1.A2" table:number-columns-spanned="2" office:value-type="string">
            <text:p text:style-name="P43"><text:span text:style-name="T32">VIDEOCRISP</text:span><text:span text:style-name="T4">, </text:span><text:span text:style-name="T32">Software Development Engineer</text:span><text:span text:style-name="T4"> – I reviewed existing </text:span><text:span text:style-name="T21">web application </text:span><text:span text:style-name="T22">front-end </text:span><text:span text:style-name="T4">and started working on the next iteration, however, the project stalled due to lack of funding.</text:span></text:p>
          </table:table-cell>
          <table:covered-table-cell/>
        </table:table-row>
        <text:soft-page-break/>
        <table:table-row>
          <table:table-cell table:style-name="Table1.A13" office:value-type="string">
            <text:p text:style-name="P25">2013.<text:span text:style-name="T146">02</text:span></text:p>
            <text:p text:style-name="P34">(<text:span text:style-name="T147">4</text:span>mo)</text:p>
            <text:p text:style-name="P27">2012.<text:span text:style-name="T147">11</text:span></text:p>
          </table:table-cell>
          <table:table-cell table:style-name="Table1.A2" table:number-columns-spanned="2" office:value-type="string">
            <text:p text:style-name="P44"><text:span text:style-name="T115">EDUCATION</text:span><text:span text:style-name="T116"> </text:span><text:span text:style-name="T1">– </text:span><text:span text:style-name="T15">I took </text:span><text:span text:style-name="T17">a break </text:span><text:span text:style-name="T16">to</text:span><text:span text:style-name="T11"> </text:span><text:span text:style-name="T17">focus </text:span><text:span text:style-name="T11">on </text:span><text:span text:style-name="T23">popular</text:span><text:span text:style-name="T11"> technologies: </text:span><text:span text:style-name="T14">Ruby on Rails</text:span><text:span text:style-name="T1">, </text:span><text:span text:style-name="T10">Angular</text:span><text:span text:style-name="T1">, </text:span><text:span text:style-name="T5">HTML5/</text:span><text:span text:style-name="T6">CSS3</text:span><text:span text:style-name="T5">, </text:span><text:span text:style-name="T7">responsive design</text:span><text:span text:style-name="T1">, </text:span><text:span text:style-name="T24">as well as </text:span><text:span text:style-name="T25">pursue personal interests </text:span><text:span text:style-name="T27">in</text:span><text:span text:style-name="T26"> </text:span><text:span text:style-name="T18">computer vision and robotics.</text:span></text:p>
          </table:table-cell>
          <table:covered-table-cell/>
        </table:table-row>
        <table:table-row>
          <table:table-cell table:style-name="Table1.A24" office:value-type="string">
            <text:p text:style-name="P25"/>
          </table:table-cell>
          <table:table-cell table:style-name="Table1.A2" table:number-columns-spanned="2" office:value-type="string">
            <text:p text:style-name="P8"/>
          </table:table-cell>
          <table:covered-table-cell/>
        </table:table-row>
        <table:table-row table:style-name="Table1.15">
          <table:table-cell table:style-name="Table1.A15" office:value-type="string">
            <text:p text:style-name="P25">2012.<text:span text:style-name="T144">10</text:span></text:p>
            <text:p text:style-name="P35">(5y <text:span text:style-name="T145">3mo</text:span>)</text:p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25">2007.07</text:p>
          </table:table-cell>
          <table:table-cell table:style-name="Table1.A2" table:number-columns-spanned="2" office:value-type="string">
            <text:p text:style-name="P45"><text:span text:style-name="T107">BLUEMETRIX</text:span>, <text:span text:style-name="T107">Software Development Engineer</text:span> – I developed front-end for <text:span text:style-name="T186">two</text:span> projects <text:span text:style-name="T143">and </text:span>worked with the excellent system admin team, which is a priceless experience for a software developer.</text:p>
            <text:p text:style-name="P62">Client-facing web <text:span text:style-name="T176">reports</text:span>:</text:p>
            <text:list xml:id="list4206282953" text:style-name="L3">
              <text:list-item>
                <text:p text:style-name="P89"><text:span text:style-name="T89">single page app </text:span><text:span text:style-name="T128">in </text:span><text:span text:style-name="T107">jQuery/</text:span><text:span text:style-name="T108">jQuery UI</text:span>, <text:span text:style-name="T107">HTML </text:span><text:span text:style-name="T129">and</text:span> <text:span text:style-name="T107">CSS</text:span></text:p>
              </text:list-item>
              <text:list-item>
                <text:p text:style-name="P90"><text:span text:style-name="T107">Python/Django</text:span><text:span text:style-name="T83"> </text:span><text:span text:style-name="T92">on the back-end side </text:span><text:span text:style-name="T100">with </text:span><text:span text:style-name="T121">PostgreSQL</text:span><text:span text:style-name="T100"> as </text:span><text:span text:style-name="T102">a </text:span><text:span text:style-name="T101">database</text:span></text:p>
              </text:list-item>
              <text:list-item>
                <text:p text:style-name="P91"><text:span text:style-name="T130">data visualization in </text:span><text:span text:style-name="T107">FusionCharts</text:span> <text:span text:style-name="T130">and </text:span><text:span text:style-name="T109">DataTables</text:span></text:p>
              </text:list-item>
              <text:list-item>
                <text:p text:style-name="P91"><text:span text:style-name="T110">Qunit</text:span><text:span text:style-name="T86"> </text:span><text:span text:style-name="T97">t</text:span><text:span text:style-name="T96">ests and</text:span><text:span text:style-name="T86"> </text:span><text:span text:style-name="T87">cross-browser testing </text:span><text:span text:style-name="T88">by </text:span><text:span text:style-name="T111">BrowserStack</text:span></text:p>
              </text:list-item>
            </text:list>
            <text:p text:style-name="P63">Force-based <text:span text:style-name="T136">diagram:</text:span></text:p>
            <text:list xml:id="list2929846154" text:style-name="L4">
              <text:list-item>
                <text:p text:style-name="P92"><text:span text:style-name="T185">code in </text:span>JavaScript (<text:span text:style-name="T107">jQuery</text:span>), <text:span text:style-name="T107">HTML/CSS</text:span></text:p>
              </text:list-item>
              <text:list-item>
                <text:p text:style-name="P93"><text:span text:style-name="T85">data visualization </text:span><text:span text:style-name="T91">in</text:span><text:span text:style-name="T85"> </text:span><text:span text:style-name="T107">Raphael.js</text:span>, <text:span text:style-name="T112">SVG</text:span><text:span text:style-name="T90">/</text:span><text:span text:style-name="T114">VML</text:span></text:p>
              </text:list-item>
              <text:list-item>
                <text:p text:style-name="P84">graph determined by the spring forces and the electrical repulsion</text:p>
              </text:list-item>
            </text:list>
          </table:table-cell>
          <table:covered-table-cell/>
        </table:table-row>
        <table:table-row>
          <table:table-cell table:style-name="Table1.A24" office:value-type="string">
            <text:p text:style-name="P28"/>
          </table:table-cell>
          <table:table-cell table:style-name="Table1.A2" table:number-columns-spanned="2" office:value-type="string">
            <text:p text:style-name="P9"/>
          </table:table-cell>
          <table:covered-table-cell/>
        </table:table-row>
        <table:table-row>
          <table:table-cell table:style-name="Table1.A17" office:value-type="string">
            <text:p text:style-name="P28">2007</text:p>
          </table:table-cell>
          <table:table-cell table:style-name="Table1.A2" table:number-columns-spanned="2" office:value-type="string">
            <text:p text:style-name="P46"><text:span text:style-name="T31">Freelancer</text:span><text:span text:style-name="T52"> </text:span><text:bookmark-start text:name="DDE_LINK"/><text:span text:style-name="T53">–</text:span><text:bookmark-end text:name="DDE_LINK"/><text:span text:style-name="T53"> </text:span><text:span text:style-name="T8">I </text:span><text:span text:style-name="T9">developed </text:span><text:span text:style-name="T53">projects </text:span><text:span text:style-name="T54">in </text:span><text:span text:style-name="T44">JavaScript</text:span><text:span text:style-name="T55">, </text:span><text:span text:style-name="T45">HTM</text:span><text:span text:style-name="T46">L</text:span><text:span text:style-name="T58"> and </text:span><text:span text:style-name="T46">PHP</text:span><text:span text:style-name="T58">.</text:span></text:p>
          </table:table-cell>
          <table:covered-table-cell/>
        </table:table-row>
        <table:table-row>
          <table:table-cell table:style-name="Table1.A24" office:value-type="string">
            <text:p text:style-name="P26"/>
          </table:table-cell>
          <table:table-cell table:style-name="Table1.A2" table:number-columns-spanned="2" office:value-type="string">
            <text:p text:style-name="P2"/>
          </table:table-cell>
          <table:covered-table-cell/>
        </table:table-row>
        <table:table-row>
          <table:table-cell table:style-name="Table1.A24" office:value-type="string">
            <text:p text:style-name="P21">Volunteering</text:p>
          </table:table-cell>
          <table:table-cell table:style-name="Table1.A2" table:number-columns-spanned="2" office:value-type="string">
            <text:p text:style-name="P2"/>
          </table:table-cell>
          <table:covered-table-cell/>
        </table:table-row>
        <table:table-row>
          <table:table-cell table:style-name="Table1.A24" office:value-type="string">
            <text:p text:style-name="P26"/>
          </table:table-cell>
          <table:table-cell table:style-name="Table1.A2" table:number-columns-spanned="2" office:value-type="string">
            <text:p text:style-name="P43">Zooniverse.<text:span text:style-name="T175">org</text:span> – <text:span text:style-name="T150">contributing to science/astronomy, 16k classifications to date: Planet Hunters, Galaxy Zoo, Andromeda Project, Disk Detective, Sun Spotter, Space Warps and more.</text:span></text:p>
          </table:table-cell>
          <table:covered-table-cell/>
        </table:table-row>
        <table:table-row>
          <table:table-cell table:style-name="Table1.A24" office:value-type="string">
            <text:p text:style-name="P26"/>
          </table:table-cell>
          <table:table-cell table:style-name="Table1.A2" table:number-columns-spanned="2" office:value-type="string">
            <text:p text:style-name="P47">Open source – coordinating Polish translation of project: The Battle <text:span text:style-name="T174">for </text:span>Wesnoth.</text:p>
          </table:table-cell>
          <table:covered-table-cell/>
        </table:table-row>
        <table:table-row>
          <table:table-cell table:style-name="Table1.A24" office:value-type="string">
            <text:p text:style-name="P26"/>
          </table:table-cell>
          <table:table-cell table:style-name="Table1.A2" table:number-columns-spanned="2" office:value-type="string">
            <text:p text:style-name="P2"/>
          </table:table-cell>
          <table:covered-table-cell/>
        </table:table-row>
        <table:table-row>
          <table:table-cell table:style-name="Table1.A2" office:value-type="string">
            <text:p text:style-name="P21">Education</text:p>
          </table:table-cell>
          <table:table-cell table:style-name="Table1.A2" table:number-columns-spanned="2" office:value-type="string">
            <text:p text:style-name="P2"/>
          </table:table-cell>
          <table:covered-table-cell/>
        </table:table-row>
        <table:table-row>
          <table:table-cell table:style-name="Table1.A24" office:value-type="string">
            <text:p text:style-name="P38">2003 – 2007</text:p>
          </table:table-cell>
          <table:table-cell table:style-name="Table1.A2" table:number-columns-spanned="2" office:value-type="string">
            <text:p text:style-name="P48"><text:span text:style-name="T56">Bachelor</text:span><text:span text:style-name="T53"> of Science </text:span><text:span text:style-name="T57">in </text:span><text:span text:style-name="T37">Computer Science</text:span><text:span text:style-name="T53">; Kazimierz Wielki University, Poland</text:span></text:p>
          </table:table-cell>
          <table:covered-table-cell/>
        </table:table-row>
        <table:table-row>
          <table:table-cell table:style-name="Table1.A1" office:value-type="string">
            <text:p text:style-name="P38">1999 – 2003</text:p>
          </table:table-cell>
          <table:table-cell table:style-name="Table1.A2" table:number-columns-spanned="2" office:value-type="string">
            <text:p text:style-name="P43"><text:span text:style-name="T52">Extended curriculum in IT; Secondary School, </text:span><text:span text:style-name="T53">Poland</text:span></text:p>
          </table:table-cell>
          <table:covered-table-cell/>
        </table:table-row>
        <table:table-row>
          <table:table-cell table:style-name="Table1.A2" office:value-type="string">
            <text:p text:style-name="P26"/>
          </table:table-cell>
          <table:table-cell table:style-name="Table1.A2" table:number-columns-spanned="2" office:value-type="string">
            <text:p text:style-name="P5"/>
          </table:table-cell>
          <table:covered-table-cell/>
        </table:table-row>
        <table:table-row>
          <table:table-cell table:style-name="Table1.A2" office:value-type="string">
            <text:p text:style-name="P21"><text:span text:style-name="T158">S</text:span>kills</text:p>
          </table:table-cell>
          <table:table-cell table:style-name="Table1.A2" table:number-columns-spanned="2" office:value-type="string">
            <text:p text:style-name="P5"/>
          </table:table-cell>
          <table:covered-table-cell/>
        </table:table-row>
        <table:table-row>
          <table:table-cell table:style-name="Table1.A2" office:value-type="string">
            <text:p text:style-name="P29">Front-end</text:p>
          </table:table-cell>
          <table:table-cell table:style-name="Table1.A2" table:number-columns-spanned="2" office:value-type="string">
            <text:p text:style-name="P49">JavaScript, Angular<text:span text:style-name="T184">, React, </text:span>Knockout.js, jQuery. HTML5, CSS3, S<text:span text:style-name="T196">ass</text:span>/<text:span text:style-name="T196">Less</text:span>, <text:span text:style-name="T191">Bootstrap</text:span></text:p>
          </table:table-cell>
          <table:covered-table-cell/>
        </table:table-row>
        <table:table-row>
          <table:table-cell table:style-name="Table1.A2" office:value-type="string">
            <text:p text:style-name="P30">Back-end</text:p>
          </table:table-cell>
          <table:table-cell table:style-name="Table1.A2" table:number-columns-spanned="2" office:value-type="string">
            <text:p text:style-name="P50">Ruby on Rails, Python</text:p>
          </table:table-cell>
          <table:covered-table-cell/>
        </table:table-row>
        <table:table-row>
          <table:table-cell table:style-name="Table1.A2" office:value-type="string">
            <text:p text:style-name="P31">Databases</text:p>
          </table:table-cell>
          <table:table-cell table:style-name="Table1.A2" table:number-columns-spanned="2" office:value-type="string">
            <text:p text:style-name="P51">PostgreSQL, MySQL, MongoDB, Elasticsearch</text:p>
          </table:table-cell>
          <table:covered-table-cell/>
        </table:table-row>
        <table:table-row>
          <table:table-cell table:style-name="Table1.A2" office:value-type="string">
            <text:p text:style-name="P37">OS</text:p>
          </table:table-cell>
          <table:table-cell table:style-name="Table1.A2" table:number-columns-spanned="2" office:value-type="string">
            <text:p text:style-name="P57">Ubuntu, <text:span text:style-name="T182">Red Hat, Fedora, Windows</text:span></text:p>
          </table:table-cell>
          <table:covered-table-cell/>
        </table:table-row>
        <table:table-row>
          <table:table-cell table:style-name="Table1.A2" office:value-type="string">
            <text:p text:style-name="P36">CMS</text:p>
          </table:table-cell>
          <table:table-cell table:style-name="Table1.A2" table:number-columns-spanned="2" office:value-type="string">
            <text:p text:style-name="P52">WordPress</text:p>
          </table:table-cell>
          <table:covered-table-cell/>
        </table:table-row>
        <table:table-row>
          <table:table-cell table:style-name="Table1.A2" office:value-type="string">
            <text:p text:style-name="P39"><text:span text:style-name="T170">Code</text:span> control</text:p>
          </table:table-cell>
          <table:table-cell table:style-name="Table1.A2" table:number-columns-spanned="2" office:value-type="string">
            <text:p text:style-name="P53">Git/GitHub, SVN, Perforce</text:p>
          </table:table-cell>
          <table:covered-table-cell/>
        </table:table-row>
        <table:table-row>
          <table:table-cell table:style-name="Table1.A2" office:value-type="string">
            <text:p text:style-name="P40">Processes</text:p>
          </table:table-cell>
          <table:table-cell table:style-name="Table1.A2" table:number-columns-spanned="2" office:value-type="string">
            <text:p text:style-name="P54"><text:span text:style-name="T137">F</text:span>amiliar with agile process <text:span text:style-name="T137">and test driven development</text:span></text:p>
          </table:table-cell>
          <table:covered-table-cell/>
        </table:table-row>
        <table:table-row>
          <table:table-cell table:style-name="Table1.A2" office:value-type="string">
            <text:p text:style-name="P26">Visuali<text:span text:style-name="T134">z</text:span>ation</text:p>
          </table:table-cell>
          <table:table-cell table:style-name="Table1.A2" table:number-columns-spanned="2" office:value-type="string">
            <text:p text:style-name="P55"><text:span text:style-name="T132">OpenGL/WebGL, </text:span>FusionCharts, <text:span text:style-name="T131">HighCharts, D3, </text:span>Raphael.js</text:p>
          </table:table-cell>
          <table:covered-table-cell/>
        </table:table-row>
        <table:table-row>
          <table:table-cell table:style-name="Table1.A2" office:value-type="string">
            <text:p text:style-name="P26">Graphics</text:p>
          </table:table-cell>
          <table:table-cell table:style-name="Table1.A2" table:number-columns-spanned="2" office:value-type="string">
            <text:p text:style-name="P43">Gimp, InkScape</text:p>
          </table:table-cell>
          <table:covered-table-cell/>
        </table:table-row>
        <table:table-row>
          <table:table-cell table:style-name="Table1.A2" office:value-type="string">
            <text:p text:style-name="P26"/>
          </table:table-cell>
          <table:table-cell table:style-name="Table1.A2" table:number-columns-spanned="2" office:value-type="string">
            <text:p text:style-name="P5"/>
          </table:table-cell>
          <table:covered-table-cell/>
        </table:table-row>
        <table:table-row>
          <table:table-cell table:style-name="Table1.A2" office:value-type="string">
            <text:p text:style-name="P24"><text:span text:style-name="T151">Soft s</text:span>kills</text:p>
          </table:table-cell>
          <table:table-cell table:style-name="Table1.A2" table:number-columns-spanned="2" office:value-type="string">
            <text:p text:style-name="P65"><text:span text:style-name="T164">I have a keen interest in </text:span><text:span text:style-name="T166">working </text:span><text:span text:style-name="T167">with </text:span><text:span text:style-name="T168">the </text:span><text:span text:style-name="T167">team</text:span><text:span text:style-name="T165"> </text:span><text:span text:style-name="T164">and </text:span><text:span text:style-name="T166">communicating with people</text:span><text:span text:style-name="T164">. I am </text:span><text:span text:style-name="T166">self-motivated and determined</text:span><text:span text:style-name="T164"> to </text:span><text:span text:style-name="T166">solve problems</text:span><text:span text:style-name="T164">, and I will look for the information I need to accomplish goals.</text:span></text:p>
          </table:table-cell>
          <table:covered-table-cell/>
        </table:table-row>
        <table:table-row>
          <table:table-cell table:style-name="Table1.A2" office:value-type="string">
            <text:p text:style-name="P26"/>
          </table:table-cell>
          <table:table-cell table:style-name="Table1.A2" table:number-columns-spanned="2" office:value-type="string">
            <text:p text:style-name="P5"/>
          </table:table-cell>
          <table:covered-table-cell/>
        </table:table-row>
        <table:table-row>
          <table:table-cell table:style-name="Table1.A2" office:value-type="string">
            <text:p text:style-name="P21">Languages</text:p>
          </table:table-cell>
          <table:table-cell table:style-name="Table1.A2" table:number-columns-spanned="2" office:value-type="string">
            <text:p text:style-name="P58">English – <text:span text:style-name="T157">f</text:span>luent, Polish – <text:span text:style-name="T157">f</text:span>luent, German – <text:span text:style-name="T157">b</text:span>asic</text:p>
          </table:table-cell>
          <table:covered-table-cell/>
        </table:table-row>
        <table:table-row>
          <table:table-cell table:style-name="Table1.A2" office:value-type="string">
            <text:p text:style-name="P26"/>
          </table:table-cell>
          <table:table-cell table:style-name="Table1.A2" table:number-columns-spanned="2" office:value-type="string">
            <text:p text:style-name="P5"/>
          </table:table-cell>
          <table:covered-table-cell/>
        </table:table-row>
        <table:table-row>
          <table:table-cell table:style-name="Table1.A2" office:value-type="string">
            <text:p text:style-name="P22">Certificates</text:p>
          </table:table-cell>
          <table:table-cell table:style-name="Table1.A2" table:number-columns-spanned="2" office:value-type="string">
            <text:p text:style-name="P56">First Aid FETAC 5 (expired)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 Condensed" svg:font-family="'DejaVu Sans Condensed'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evel_20_Assessment_20_-_20_Code" style:display-name="Level Assessment - Code" style:family="paragraph" style:parent-style-name="Standard" style:next-style-name="Level_20_Assessment_20_-_20_Description">
      <style:paragraph-properties fo:margin-left="0.049cm" fo:margin-right="0cm" fo:margin-top="0cm" fo:margin-bottom="0cm" loext:contextual-spacing="false" fo:text-align="center" style:justify-single-word="false" fo:text-indent="0cm" style:auto-text-indent="false"/>
      <style:text-properties fo:font-size="9pt" fo:font-weight="normal" style:font-size-asian="9pt" style:font-weight-asian="normal"/>
    </style:style>
    <style:style style:name="Level_20_Assessment_20_-_20_Description" style:display-name="Level Assessment - Description" style:family="paragraph" style:parent-style-name="Level_20_Assessment_20_-_20_Code" style:next-style-name="Level_20_Assessment_20_-_20_Code">
      <style:paragraph-properties style:vertical-align="bottom"/>
      <style:text-properties fo:font-size="9pt" style:font-size-asian="9pt"/>
    </style:style>
    <style:style style:name="Level_20_Assessment_20_-_20_Note" style:display-name="Level Assessment - Note" style:family="paragraph" style:parent-style-name="Level_20_Assessment_20_-_20_Code">
      <style:paragraph-properties fo:margin-left="0.199cm" fo:margin-right="0cm" fo:margin-top="0cm" fo:margin-bottom="0cm" loext:contextual-spacing="false" fo:text-align="start" style:justify-single-word="false" fo:text-indent="0cm" style:auto-text-indent="false"/>
      <style:text-properties fo:font-size="9pt" fo:font-style="italic" style:font-size-asian="9pt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16cm" style:type="center"/>
          <style:tab-stop style:position="20.32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7T16:52:14.973043133</meta:creation-date>
    <meta:editing-duration>PT14S</meta:editing-duration>
    <meta:editing-cycles>2</meta:editing-cycles>
    <meta:generator>LibreOffice/6.1.6.3$Linux_X86_64 LibreOffice_project/10$Build-3</meta:generator>
    <dc:date>2019-08-17T16:52:18.597945069</dc:date>
    <meta:document-statistic meta:table-count="1" meta:image-count="0" meta:object-count="0" meta:page-count="2" meta:paragraph-count="106" meta:word-count="822" meta:character-count="5570" meta:non-whitespace-character-count="4869"/>
  </office:meta>
</office:document-meta>
</file>